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egoe UI1" svg:font-family="'Segoe UI'" style:font-family-generic="swiss"/>
    <style:font-face style:name="Arial, sans-serif" svg:font-family="'Arial, sans-serif'"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style:text-position="super 58%"/>
    </style:style>
    <style:style style:name="P2" style:family="paragraph" style:parent-style-name="Standard">
      <style:paragraph-properties fo:margin-top="0cm" fo:margin-bottom="0cm" fo:line-height="150%" fo:text-align="justify" style:justify-single-word="false"/>
    </style:style>
    <style:style style:name="P3" style:family="paragraph" style:parent-style-name="Standard">
      <style:paragraph-properties fo:margin-top="0cm" fo:margin-bottom="0cm" fo:line-height="150%" fo:text-align="justify" style:justify-single-word="false"/>
      <style:text-properties fo:color="#333333" style:font-name="Times New Roman" fo:font-size="12pt" style:font-size-asian="12pt" style:font-name-complex="Times New Roman1" style:font-size-complex="12pt"/>
    </style:style>
    <style:style style:name="P4" style:family="paragraph" style:parent-style-name="Standard">
      <style:paragraph-properties fo:margin-top="0cm" fo:margin-bottom="0cm" fo:line-height="150%" fo:text-align="justify" style:justify-single-word="false"/>
      <style:text-properties style:font-name="Times New Roman" fo:font-size="12pt" style:font-size-asian="12pt" style:font-name-complex="Times New Roman1" style:font-size-complex="12pt"/>
    </style:style>
    <style:style style:name="P5" style:family="paragraph" style:parent-style-name="Standard" style:master-page-name="Standard">
      <style:paragraph-properties fo:margin-top="0cm" fo:margin-bottom="0cm" fo:line-height="150%" fo:text-align="justify" style:justify-single-word="false" style:page-number="auto"/>
    </style:style>
    <style:style style:name="T1" style:family="text">
      <style:text-properties fo:color="#333333" style:font-name="Times New Roman" fo:font-size="12pt" style:font-size-asian="12pt" style:font-name-complex="Times New Roman1" style:font-size-complex="12pt"/>
    </style:style>
    <style:style style:name="T2" style:family="text">
      <style:text-properties fo:color="#333333" style:font-name="Times New Roman" fo:font-size="12pt" fo:font-style="italic" style:font-size-asian="12pt" style:font-style-asian="italic" style:font-name-complex="Times New Roman1" style:font-size-complex="12pt"/>
    </style:style>
    <style:style style:name="T3" style:family="text">
      <style:text-properties style:font-name="Times New Roman" style:font-name-complex="Times New Roman1"/>
    </style:style>
    <style:style style:name="T4" style:family="text">
      <style:text-properties fo:color="#00000a" style:font-name="Times New Roman" style:font-name-complex="Times New Roman1"/>
    </style:style>
    <style:style style:name="T5" style:family="text">
      <style:text-properties style:text-position="super 58%"/>
    </style:style>
    <style:style style:name="T6" style:family="text">
      <style:text-properties fo:language="en" fo:country="GB"/>
    </style:style>
    <style:style style:name="T7"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Copyeditor : Mathilde Nicolas. </text:span></text:p>
      <text:p text:style-name="P2"><text:span text:style-name="T1">Creator: De Bizincourt, <text:s/>Chauveau François (1613-1676) et Petitot Jean (1607-1691). </text:span></text:p>
      <text:p text:style-name="P2"><text:span text:style-name="T1">Title: « Les plaisirs de l'isle enchantée, ordonnéz par Louis XIV, roy de France et de Navarre, à Versailles, le 6 may 1664, » par DE BIZINCOURT.</text:span></text:p>
      <text:p text:style-name="P2"><text:span text:style-name="T1">Date: 1664 ou postérieur. <text:s/></text:span></text:p>
      <text:p text:style-name="P2"><text:span text:style-name="T1">Bibl: De Bizincourt, <text:s/>Chauveau François, Petitot Jean, </text:span><text:span text:style-name="T2">« Les plaisirs de l'isle enchantée, ordonnéz par Louis XIV, roy de France et de Navarre, à Versailles, le 6 may 1664, » par DE BIZINCOURT</text:span><text:span text:style-name="T1">, 1664 ou postérieur. </text:span></text:p>
      <text:p text:style-name="P3"/>
      <text:p text:style-name="P3"/>
      <text:p text:style-name="Text_20_body"><text:span text:style-name="_3c_pb_3e_">1</text:span></text:p>
      <text:list xml:id="list3356966506817566065" text:style-name="Outline">
        <text:list-item>
          <text:h text:style-name="Heading_20_1" text:outline-level="1"><text:span text:style-name="T4"><office:annotation office:name="__Annotation__13103_1135346906"><dc:creator>Windows User</dc:creator><dc:date>2020-02-24T11:44:00.53</dc:date><textooo:sender-initials>WU</textooo:sender-initials><text:p>Faut-il le mettre en titre bien qu’il soit intégré à une image ?</text:p><text:p/></office:annotation></text:span><text:span text:style-name="T4">LES PLAISIRS DE L’ISLE ENCHANTÉE ORDONNEZ PAR </text:span><text:span text:style-name="_3c_persName_3e_"><text:span text:style-name="T3">LOVIS XIV</text:span></text:span><text:span text:style-name="T4"> ROY DE France ET DE NAVARRE. A </text:span><text:span text:style-name="_3c_placeName_3e_"><text:span text:style-name="T3">Versailles</text:span></text:span><text:span text:style-name="T4"> le </text:span><text:span text:style-name="_3c_date_3e_"><text:span text:style-name="T3">6 May 1664</text:span></text:span><text:span text:style-name="T4">. </text:span><office:annotation-end office:name="__Annotation__13103_1135346906"/></text:h>
        </text:list-item>
      </text:list>
      <text:p text:style-name="Text_20_body"/>
      <text:p text:style-name="Text_20_body"><text:span text:style-name="_3c_pb_3e_">2</text:span></text:p>
      <text:p text:style-name="Text_20_body">AV ROY.</text:p>
      <text:p text:style-name="Text_20_body"/>
      <text:p text:style-name="Text_20_body">SIRE </text:p>
      <text:p text:style-name="Text_20_body"/>
      <text:p text:style-name="Text_20_body"><text:span text:style-name="_3c_persName_3e_">VOSTRE MAIESTE’</text:span> a étably dans son Royaume vne paix si profonde, que ceux de ses sujets que leur Naissance, &amp; leur Condition destinent à la seruir dans ses Armées, auroient bien-tost oublié les Exercices de Mars, si elle n’en faisoit ses divertissemens ordinaires ; mais comme <text:span text:style-name="_3c_persName_3e_">VOSTRE MAIESTE’</text:span> est également remplie de valeur &amp; de prudence, apres qu’elle s’est seruy dans les commencemens des combats veritables, pour procurer le repos &amp; l’abondance à ses peuples ; elle veut se servir dans la suitte de la representation de ces mesmes combats pour empécher que, l’oisiueté qui accompagne ordinairement la Paix, ne fasse oublier le mestier de la Guerre. Les braues de l’Isle flottante se sont presentez tout afait a propos à <text:span text:style-name="_3c_persName_3e_">VOSTRE MAIESTE</text:span>, pour l’aider en ce dessein ; car ceux de la terre ferme</text:p>
      <text:p text:style-name="Text_20_body"/>
      <text:p text:style-name="Text_20_body">3</text:p>
      <text:p text:style-name="Text_20_body">Se sont si mal trouuez de <text:span text:style-name="_3c_persName_3e_">V. MAIESTE’</text:span>, lors qu’ils ont eu quelque chose a démeler auec elle par les armes, qu’ils auroient eü peine a paroîstre vne seconde fois deuant elle dans les Ieux qui ont quelque figure de combat : ces Heros mesme que la deliurance d’vne illustre captiuité deuoit auoir rendu intrepides, n’osent quasi se resoudre a paroistre dans Vôtre Cour, apprehendant auec justice que les charmes de la <text:span text:style-name="_3c_persName_3e_">Reyne</text:span> &amp; des <text:span text:style-name="_3c_persName_3e_">autres Dames</text:span> dont elle est <text:soft-page-break/>composée ne les engagent dans vn nouuel esclauage qui leur soit plus fácheux que le premier, parceque l’adresse &amp; la galanterie de <text:span text:style-name="_3c_persName_3e_">V.MAIESTE’</text:span>, estant infiniment au dessus de la leur, ils n’auront pas la consolation d’y passer<office:annotation office:name="__Annotation__13141_1135346906"><dc:creator>Windows User</dc:creator><dc:date>2020-02-24T11:49:00.54</dc:date><textooo:sender-initials>WU</textooo:sender-initials><text:p>Faut-il résoudre les abréviations ?</text:p><text:p/></office:annotation> cōme<office:annotation-end office:name="__Annotation__13141_1135346906"/> ils feroient dans le <text:span text:style-name="_3c_tech_3e_">Palais d’Alcine</text:span> pour des captifs les plus adroits &amp; les plus galants du monde : mais comme considere dauantage le diuertissement de <text:span text:style-name="_3c_persName_3e_">V. Majesté</text:span>, que leur interest, je ne laisse pas de les produire aujourdhuy contre leur gré, pour luy seruir de Lustre, &amp; afin que cette inegalité augmente sa gloire : l’impuissance dans laquelle je me vois d’y contribuer dans les grandes choses, m’oblige a recourir auec soin aux petites pour témoigner auec combien d’attachement &amp; de respect je suis. </text:p>
      <text:p text:style-name="Text_20_body"/>
      <text:p text:style-name="Text_20_body">SIRE </text:p>
      <text:p text:style-name="Text_20_body"/>
      <text:p text:style-name="Text_20_body">DE VOSTRE MAIESTE’.</text:p>
      <text:p text:style-name="Text_20_body"/>
      <text:p text:style-name="Text_20_body">Le tres-humble tres-obeïssant &amp; tres fidel serviteur &amp; sujet.</text:p>
      <text:p text:style-name="Text_20_body"><text:span text:style-name="_3c_persName_3e_">DE BIZINCOVRT</text:span>.</text:p>
      <text:p text:style-name="Text_20_body"/>
      <text:p text:style-name="Text_20_body"><text:span text:style-name="_3c_pb_3e_">4</text:span></text:p>
      <text:p text:style-name="Text_20_body">AV<text:span text:style-name="_3c_persName_3e_"> ROY</text:span>.</text:p>
      <text:p text:style-name="Text_20_body">SONNET.</text:p>
      <text:p text:style-name="_3c_l_3e_">GRAND ROY, dont le mâle Courage</text:p>
      <text:p text:style-name="_3c_l_3e_">Fait si grand bruit de toutes parts, </text:p>
      <text:p text:style-name="_3c_l_3e_">Que celuy des douzes Cesars</text:p>
      <text:p text:style-name="_3c_l_3e_">En a moins fait durant leur âge. </text:p>
      <text:p text:style-name="_3c_l_3e_"/>
      <text:p text:style-name="_3c_l_3e_">Si je vous offre cét Ouurage</text:p>
      <text:p text:style-name="_3c_l_3e_">Où vous éclattez comme vn Mars,</text:p>
      <text:p text:style-name="_3c_l_3e_">Qui regarde tous les hazards</text:p>
      <text:p text:style-name="_3c_l_3e_">Sans jamais changer de visage.</text:p>
      <text:p text:style-name="_3c_l_3e_"/>
      <text:p text:style-name="_3c_l_3e_">Par vn noble trait de bonté</text:p>
      <text:p text:style-name="_3c_l_3e_">Commune à <text:span text:style-name="_3c_persName_3e_">Vôtre Majesté</text:span>,</text:p>
      <text:p text:style-name="_3c_l_3e_">Voyez-lè d’vn œil fauorable.</text:p>
      <text:p text:style-name="_3c_l_3e_"/>
      <text:p text:style-name="_3c_l_3e_">Et puisque c’est vôtre Tableau,</text:p>
      <text:p text:style-name="_3c_l_3e_">Monarque en tout incomparable</text:p>
      <text:p text:style-name="_3c_l_3e_">Que pouuez-vous voir de plus beau.</text:p>
      <text:p text:style-name="_3c_l_3e_"/>
      <text:p text:style-name="_3c_l_3e_"><text:span text:style-name="_3c_pb_3e_">5</text:span></text:p>
      <text:p text:style-name="_3c_l_3e_">Que la Nimphe a cent voix, fasse éclatter la vie.</text:p>
      <text:p text:style-name="_3c_l_3e_">Et monstre à nos nepueux, ce portrait sans egal, </text:p>
      <text:p text:style-name="_3c_l_3e_">S’ils s’estiment heureux, d’avoir une coppie</text:p>
      <text:p text:style-name="_3c_l_3e_">Nostre heur est bien plus grand d’auoir l’original.</text:p>
      <text:p text:style-name="Text_20_body"><text:soft-page-break/></text:p>
      <text:p text:style-name="Text_20_body"><text:span text:style-name="_3c_pb_3e_">6</text:span></text:p>
      <text:p text:style-name="Text_20_body">A LA <text:span text:style-name="_3c_persName_3e_">REYNE MERE</text:span>.</text:p>
      <text:p text:style-name="Text_20_body">MADRIGAL.</text:p>
      <text:p text:style-name="_3c_l_3e_">REYNE que l’Vnivers admire,</text:p>
      <text:p text:style-name="_3c_l_3e_">Et qu’il a sujet d’amirer ;</text:p>
      <text:p text:style-name="_3c_l_3e_">Qui pourroit dignement écrire</text:p>
      <text:p text:style-name="_3c_l_3e_">Les douceurs qu’aux François vous faittes sauourer ;</text:p>
      <text:p text:style-name="_3c_l_3e_">Vous êtes la source feconde</text:p>
      <text:p text:style-name="_3c_l_3e_">De cette Paix dont tout le Monde</text:p>
      <text:p text:style-name="_3c_l_3e_">Par les soins de <text:span text:style-name="_3c_persName_3e_">LOVIS</text:span> joüit en seureté,</text:p>
      <text:p text:style-name="_3c_l_3e_">Et sans vostre vertu digne de récompence,</text:p>
      <text:p text:style-name="_3c_l_3e_">On peut dire auec verité,</text:p>
      <text:p text:style-name="_3c_l_3e_">Qu’on n’auroit jamais eu tant de bonheur en France,</text:p>
      <text:p text:style-name="_3c_l_3e_">De posseder un Roy si remply de bonté. </text:p>
      <text:p text:style-name="Text_20_body"/>
      <text:p text:style-name="Text_20_body"><text:span text:style-name="_3c_pb_3e_">7</text:span></text:p>
      <text:p text:style-name="Text_20_body">A LA <text:span text:style-name="_3c_persName_3e_">REYNE</text:span>.</text:p>
      <text:p text:style-name="Text_20_body">EPIGRAMME.</text:p>
      <text:p text:style-name="_3c_l_3e_">Quoy que vótre beauté répandre des lumieres</text:p>
      <text:p text:style-name="_3c_l_3e_">Capables d’éblouïr le Soleil de la Cour,</text:p>
      <text:p text:style-name="_3c_l_3e_">Qoy que vótre vertu vous attire l’amour</text:p>
      <text:p text:style-name="_3c_l_3e_">Et l’admiration des Provinces entieres,</text:p>
      <text:p text:style-name="_3c_l_3e_">Que vous soyez du Rang de tant de demy-Dieux,</text:p>
      <text:p text:style-name="_3c_l_3e_">Qui porterent souz Mars leur gloire en tant de lieux,</text:p>
      <text:p text:style-name="_3c_l_3e_">Et firent dans ses Champs des Actes heroïques,</text:p>
      <text:p text:style-name="_3c_l_3e_">REYNE qui presidez dessus nos Fleurs de LIS,</text:p>
      <text:p text:style-name="_3c_l_3e_">Ie prise moins en vous ces Titres magnifiques,</text:p>
      <text:p text:style-name="_3c_l_3e_">Que le Tire fameux d’Epouse de <text:span text:style-name="_3c_persName_3e_">LOVIS</text:span>.</text:p>
      <text:p text:style-name="Text_20_body"/>
      <text:p text:style-name="Text_20_body"><text:span text:style-name="_3c_pb_3e_">8</text:span></text:p>
      <text:p text:style-name="_3c_l_3e_">Que nous marque ce Chiffre en qui l’Amour assemble</text:p>
      <text:p text:style-name="_3c_l_3e_">Le beau Nom de <text:span text:style-name="_3c_persName_3e_">Therese</text:span> &amp; du Dieu de nos LIS,</text:p>
      <text:p text:style-name="_3c_l_3e_">Sinon que comme ils font étroittement vnis,</text:p>
      <text:p text:style-name="_3c_l_3e_">Leurs cœur étoittement seront vnis ensemble.</text:p>
      <text:p text:style-name="Text_20_body"/>
      <text:p text:style-name="Text_20_body"><text:span text:style-name="_3c_pb_3e_">9</text:span></text:p>
      <text:list xml:id="list36686005" text:continue-numbering="true" text:style-name="Outline">
        <text:list-item>
          <text:list>
            <text:list-item>
              <text:h text:style-name="Heading_20_2" text:outline-level="2"><text:span text:style-name="T4">AVANT-PROPOS.</text:span></text:h>
            </text:list-item>
          </text:list>
        </text:list-item>
      </text:list>
      <text:p text:style-name="Text_20_body">Les charmes d’<text:span text:style-name="_3c_name_3e_">Alcine</text:span>, qui auoit pas moins de beauté que de sçavoir, retenãt auprés d’elle, par vn double enchantement, le braue <text:span text:style-name="_3c_name_3e_">Roger</text:span>, &amp; <text:span text:style-name="_3c_name_3e_">plusieurs autres vaillans Chevaliers</text:span> : toutes ses pensées ne s’occuperent plus qu’à empescher leur fuitte, pour faire durer ses plaisirs : elle joignit à la force, &amp; à la situanõ de son Palais, le pouuoir de ses <text:span text:style-name="_3c_name_3e_">Demons</text:span>, la fierté de ses <text:span text:style-name="_3c_name_3e_">Geans </text:span>&amp; celle de ses <text:span text:style-name="_3c_name_3e_">bestes farouches</text:span>, mais elle n’eut pas moins de confiance aux <text:soft-page-break/>diuertissemens des <text:span text:style-name="_3c_tech_3e_">promenades</text:span>, de la <text:span text:style-name="_3c_tech_3e_">dance</text:span>, des <text:span text:style-name="_3c_tech_3e_">tournois</text:span>, des <text:span text:style-name="_3c_tech_3e_">festins</text:span>, de la <text:span text:style-name="_3c_tech_3e_">comedie</text:span> &amp; de la <text:span text:style-name="_3c_tech_3e_">musique</text:span>. Et comme elle auoit autant d’Amans que de Captifs, &amp; qu’ils ne pensoient tous qu’à luy plaire ; ces illustres Guerriers font vne partie de <text:span text:style-name="_3c_tech_3e_">Course de bague</text:span>, &amp; prenant pour sujet les Ieux Pythiens, auxquels <text:span text:style-name="_3c_name_3e_">Apollon</text:span> presidoit, ils font leur entrée dans la Lice, auec tous les ornemens dont ils peuuent l’accompagner, dans le plus beau lieu que la Nature &amp; l’Art ayent jamais formé, &amp; embelly pour le plaisir de la vie : mais cette <text:span text:style-name="_3c_name_3e_">belle Magicienne</text:span>, de qui les enchantemens estoient d’vne force prodigieuse, n’estant pas satisfaire que sa puissance parust en vn seul endroit de la Terre ; afin de porter en tous lieux le triomphe de sa beauté, par les hommages de ses Cheualiers a rendu son Île flottante : &amp; après auoir visité plusieurs Climats, elle la fait aborder en <text:span text:style-name="_3c_placeName_3e_">France</text:span>, où le respect &amp; l’admiration que luy causent les rares Qualitez de la <text:span text:style-name="_3c_persName_3e_">Reyne</text:span> ; elle ordonne à ces <text:span text:style-name="_3c_name_3e_">Guerriers</text:span> de faire en faueur de <text:span text:style-name="_3c_persName_3e_">sa Majesté</text:span>, tout ce qu’ils auront pû inventer pour luy plaire par leur adresse, &amp; par leur magnificence : elle ordonne à <text:span text:style-name="_3c_name_3e_">onze de ses Chevaliers</text:span> de se préparer pour cet effet, lesquels commencerent ces diuertissemens par la <text:span text:style-name="_3c_tech_3e_">Course de bague</text:span> &amp; entrerent dans le Champ dans cet ordre. </text:p>
      <text:p text:style-name="Text_20_body"/>
      <text:p text:style-name="Text_20_body"><text:span text:style-name="_3c_pb_3e_">10</text:span></text:p>
      <text:list xml:id="list36678049" text:continue-numbering="true" text:style-name="Outline">
        <text:list-item>
          <text:list>
            <text:list-item>
              <text:list>
                <text:list-item>
                  <text:h text:style-name="Heading_20_3" text:outline-level="3"><text:span text:style-name="T4"><office:annotation office:name="__Annotation__13310_1135346906"><dc:creator>Windows User</dc:creator><dc:date>2020-02-24T14:04:00.56</dc:date><textooo:sender-initials>WU</textooo:sender-initials><text:p>Est-ce un titre 3 ?</text:p><text:p/></office:annotation></text:span><text:span text:style-name="T4">LA MARCHE DES CHEVALIERS DANS LA LICE.</text:span><office:annotation-end office:name="__Annotation__13310_1135346906"/></text:h>
                </text:list-item>
              </text:list>
            </text:list-item>
          </text:list>
        </text:list-item>
      </text:list>
      <text:p text:style-name="Text_20_body"><text:span text:style-name="_3c_name_3e_">Vn Héraut d'Armes</text:span> accompagné du <text:span text:style-name="_3c_name_3e_">Page de Roger</text:span>, Chef de la Quadrille, portant la lance &amp; l’écu de sa devise, entra dans le Champ suivy de <text:span text:style-name="_3c_name_3e_">deux autres Pages, celuy de Guidon le Sauuage</text:span>, Maréchal de Camp, &amp; de <text:span text:style-name="_3c_name_3e_">celuy d'Oger le Danois</text:span>, Iuge des Courses, portans les lances &amp; les écus de leurs Maîtres. </text:p>
      <text:p text:style-name="Text_20_body"><text:span text:style-name="_3c_persName_3e_">M.</text:span><text:span text:style-name="_3c_persName_3e_"><text:span text:style-name="T5">r</text:span></text:span><text:span text:style-name="_3c_persName_3e_"> le Duc de S.t Aignan</text:span> souz le nom de <text:span text:style-name="_3c_name_3e_">Guidon le sauuage</text:span>, parut precedé de <text:span text:style-name="_3c_tech_3e_"><office:annotation office:name="__Annotation__13341_1135346906"><dc:creator>Windows User</dc:creator><dc:date>2020-02-24T12:06:00.57</dc:date><textooo:sender-initials>WU</textooo:sender-initials><text:p>Balisons nous les trompettes et les timballiers comme des personnes ou comme des techniques ?</text:p><text:p/></office:annotation></text:span><text:span text:style-name="_3c_tech_3e_">quatre Trompettes &amp; deux Timballiers, huit autres Trompettes &amp; deux Timballiers</text:span><office:annotation-end office:name="__Annotation__13341_1135346906"/> deuançoient <text:span text:style-name="_3c_persName_3e_">le Roy</text:span> representant <text:span text:style-name="_3c_name_3e_">Roger</text:span>, suiuy de <text:span text:style-name="_3c_persName_3e_">M.r le Duc de Noailles</text:span> nommé <text:span text:style-name="_3c_name_3e_">Oger le Danois</text:span>.</text:p>
      <text:p text:style-name="Text_20_body">En suitte les Chevaliers entrerent deux à deux, M.<text:span text:style-name="T5">rs</text:span> <text:span text:style-name="_3c_persName_3e_">le Duc de Guise</text:span> representant <text:span text:style-name="_3c_name_3e_">Aquilant</text:span>, &amp; <text:span text:style-name="_3c_persName_3e_">le Comte d’Armagnac</text:span>, <text:span text:style-name="_3c_name_3e_">Griffon le blanc</text:span>.</text:p>
      <text:p text:style-name="Text_20_body">M.<text:span text:style-name="T5">rs</text:span> les <text:span text:style-name="_3c_persName_3e_">Ducs de Foix</text:span> souz le nom de <text:span text:style-name="_3c_name_3e_">Renaud</text:span>, &amp; <text:span text:style-name="_3c_persName_3e_">de Coislin</text:span> souz celuy de <text:span text:style-name="_3c_name_3e_">Dudon</text:span>.</text:p>
      <text:p text:style-name="Text_20_body">M.<text:span text:style-name="T5">rs</text:span> <text:span text:style-name="_3c_persName_3e_">le Comte du Lude</text:span> representant <text:span text:style-name="_3c_name_3e_">Astolphe</text:span>, &amp; <text:span text:style-name="_3c_persName_3e_">le Prince de Marsillac</text:span>, <text:span text:style-name="_3c_name_3e_">Brandimart</text:span>.</text:p>
      <text:p text:style-name="Text_20_body">M.<text:span text:style-name="T5">rs</text:span> les <text:span text:style-name="_3c_persName_3e_">Marquis de Villequier</text:span> nommé <text:span text:style-name="_3c_name_3e_">Richardet</text:span>, &amp; <text:span text:style-name="_3c_persName_3e_">de Soyecourt</text:span>, <text:span text:style-name="_3c_name_3e_">Oliuier</text:span>.</text:p>
      <text:p text:style-name="Text_20_body">M.<text:span text:style-name="T5">rs</text:span> les <text:span text:style-name="_3c_persName_3e_">Marquis d’Humieres</text:span> souz le Nom d’<text:span text:style-name="_3c_name_3e_">Ariodant</text:span>, &amp; <text:span text:style-name="_3c_persName_3e_">la Valliere</text:span> qui a remporté le prix de cette <text:span text:style-name="_3c_tech_3e_">Course</text:span>, souz celuy de <text:span text:style-name="_3c_name_3e_">Zerbin</text:span>.</text:p>
      <text:p text:style-name="Text_20_body"><text:span text:style-name="_3c_persName_3e_">M.r le Duc</text:span> representant <text:span text:style-name="_3c_name_3e_">Roland</text:span>. </text:p>
      <text:p text:style-name="Text_20_body">Tous ces Cheualiers entrez dans le Champ, <text:span text:style-name="_3c_name_3e_">Apollon</text:span> parut sur <text:span text:style-name="_3c_tech_3e_">vn Char</text:span>, conduit par <text:span text:style-name="_3c_name_3e_">le Temps</text:span> ; ayant à ses pieds <text:span text:style-name="_3c_name_3e_">les quatre Siecles</text:span>, enuironné des <text:span text:style-name="_3c_name_3e_">douze heures du jour</text:span> &amp; des <text:span text:style-name="_3c_name_3e_">douze Signes du Zodiaque</text:span>. En suitte marcherent les <text:span text:style-name="_3c_name_3e_">Pages des Cheualiers</text:span> portans leurs lances &amp; les ecus de leurs deuisez <text:span text:style-name="_3c_name_3e_">vingt Pasteur</text:span> parurent chargez de diuerses pieces de la Barriere, dont la Lice deuoit estre fermée pour la dresser en vn moment, ils entrerent</text:p>
      <text:p text:style-name="Text_20_body"/>
      <text:p text:style-name="Text_20_body"><text:span text:style-name="_3c_pb_3e_">11</text:span></text:p>
      <text:p text:style-name="Text_20_body"><text:soft-page-break/>tous par l’vn des quatre <text:span text:style-name="_3c_tech_3e_"><office:annotation office:name="__Annotation__13454_1135346906"><dc:creator>Windows User</dc:creator><dc:date>2020-02-24T12:12:00.59</dc:date><textooo:sender-initials>WU</textooo:sender-initials><text:p>Les portiques font-ils partie du décor et donc de la technique ?</text:p><text:p/></office:annotation></text:span><text:span text:style-name="_3c_tech_3e_">Portiques</text:span><office:annotation-end office:name="__Annotation__13454_1135346906"/>, qui aboutissent aux quatre auenuës du Camp &amp; après qu’ils eurent fait le tour, ils s’arrêterent deuant <text:span text:style-name="_3c_persName_3e_">les Reynes</text:span>, <text:span text:style-name="_3c_name_3e_">Apollon</text:span> &amp; <text:span text:style-name="_3c_name_3e_">les quatres Siecles</text:span> reciterent quelques vers à la loüange de la Reyne. En suitte la <text:span text:style-name="_3c_tech_3e_">Course de bague</text:span> se fit, &amp; <text:span text:style-name="_3c_date_3e_"><office:annotation office:name="__Annotation__13475_1135346906"><dc:creator>Windows User</dc:creator><dc:date>2020-02-24T12:13:00.59</dc:date><textooo:sender-initials>WU</textooo:sender-initials><text:p>Balisage des moments de la journée ?</text:p><text:p/></office:annotation></text:span><text:span text:style-name="_3c_date_3e_">la nuit survenant</text:span><office:annotation-end office:name="__Annotation__13475_1135346906"/>, les enuirons de l’Île enchantée brillerent d’vn <text:span text:style-name="_3c_tech_3e_">nombre infiny de lumieres</text:span>, &amp; l’on vit entrer dans la même place <text:span text:style-name="_3c_persName_3e_">trente quatre concertans</text:span> precedans <text:span text:style-name="_3c_name_3e_">les quatres Saisons</text:span>, <text:span text:style-name="_3c_name_3e_">le Printemps</text:span> monté sur vn Cheval d’Espagne accompagné de <office:annotation office:name="__Annotation__13491_1135346906"><dc:creator>Windows User</dc:creator><dc:date>2020-02-24T12:17:00.60</dc:date><textooo:sender-initials>WU</textooo:sender-initials><text:p>Faut-il baliser les jardiniers, vendangeurs, moissonneurs, vieillard comme des rôle ou comme des techniques (via leurs costumes ?)</text:p><text:p/></office:annotation><text:span text:style-name="_3c_name_3e_">douze Iardiniers</text:span> <office:annotation-end office:name="__Annotation__13491_1135346906"/>; <text:span text:style-name="_3c_name_3e_">l’Eté</text:span> monté sur vn Elephant suiuy de <text:span text:style-name="_3c_name_3e_">douze Moissonneurs</text:span> ; <text:span text:style-name="_3c_name_3e_">l’Automne</text:span> sur vn Chameau auec <text:span text:style-name="_3c_name_3e_">douze Vandangeurs</text:span>, &amp; <text:span text:style-name="_3c_name_3e_">l’Hyuer</text:span> sur vn Ours &amp; pour sa suitte <text:span text:style-name="_3c_name_3e_">douze Vieillards</text:span> : <text:span text:style-name="_3c_name_3e_">Pan</text:span> &amp; <text:span text:style-name="_3c_name_3e_">Diane</text:span> parurent ensuitte sur <text:span text:style-name="_3c_tech_3e_">vne Machine portée en l’Air</text:span> &amp; <text:span text:style-name="_3c_tech_3e_">vn concert de Musique</text:span> se fit entendre en même temps, puis suiuirent vingt quatre de leur suitte portant les viandes de la menagerie &amp; les viandes de la chasse, puis <text:span text:style-name="_3c_name_3e_">dix huit Pages</text:span> qui seruirent <text:span text:style-name="_3c_persName_3e_">les Dames</text:span> à la <text:span text:style-name="_3c_tech_3e_">collation</text:span> ; toute cette <text:span text:style-name="_3c_name_3e_">Trouppe</text:span> rangée <text:span text:style-name="_3c_name_3e_">les quatre Saisons</text:span>, <text:span text:style-name="_3c_name_3e_">Pan</text:span> &amp; <text:span text:style-name="_3c_name_3e_">Diane</text:span> se presenterent deuant <text:span text:style-name="_3c_persName_3e_">la Reyne</text:span> &amp; luy dirent plusieurs vers, après quoy vne table ornée de festons parut &amp; fut couuerte par les Plaisirs, les Ieux, les Ris &amp; les Delices, ce qui finit les diuertissemens de l’Île enchantée pour ce premier jour.</text:p>
      <text:p text:style-name="Text_20_body"/>
      <text:p text:style-name="Text_20_body"><text:span text:style-name="_3c_pb_3e_">12</text:span></text:p>
      <text:p text:style-name="Text_20_body"><text:span text:style-name="_3c_foreign_3e_">VICTRICIBVS ARMIS</text:span></text:p>
      <text:p text:style-name="Text_20_body"><text:span text:style-name="_3c_foreign_3e_">LODICI</text:span></text:p>
      <text:p text:style-name="Text_20_body"><text:span text:style-name="_3c_foreign_3e_">FRANORVM IMPERATORIS.</text:span></text:p>
      <text:p text:style-name="Text_20_body"><text:span text:style-name="_3c_foreign_3e_"><text:span text:style-name="T6">LVDVICVS XIV. foelicitati Nationum datus, Regumdecus, humanae Gentis delitia ; hostiũ terror, fuerum defiderium, ornnium admiratio.</text:span></text:span></text:p>
      <text:p text:style-name="Text_20_body"><text:span text:style-name="T6"><text:s/></text:span></text:p>
      <text:p text:style-name="Text_20_body"><text:span text:style-name="_3c_pb_3e_"><text:span text:style-name="T6">13</text:span></text:span></text:p>
      <text:p text:style-name="Text_20_body"><text:span text:style-name="_3c_foreign_3e_"><text:span text:style-name="T6">LVDOVICVS XIIII.</text:span></text:span></text:p>
      <text:p text:style-name="Text_20_body"><text:span text:style-name="_3c_foreign_3e_"><text:span text:style-name="T6">FRANCORVM IMPERATOR</text:span></text:span></text:p>
      <text:p text:style-name="Text_20_body"><text:span text:style-name="_3c_foreign_3e_"><text:span text:style-name="T6">AUGVSTISSIMVS.</text:span></text:span></text:p>
      <text:p text:style-name="Text_20_body"><text:span text:style-name="_3c_foreign_3e_"><text:span text:style-name="T6"/></text:span></text:p>
      <text:p text:style-name="Text_20_body"><text:span text:style-name="_3c_foreign_3e_">Aduersariis mari terraque deuictis, latè prolatis finibus, firmatis vbique terrarum sociis, pace suis legibus orbi sancita.</text:span></text:p>
      <text:p text:style-name="Text_20_body"><text:span text:style-name="_3c_foreign_3e_"/></text:p>
      <text:p text:style-name="Text_20_body"><text:span text:style-name="_3c_foreign_3e_">NE QVID CESSARET HEROICA VIRTVS PALESTRICAM VICTORIAM NON DEDIGNATVR.</text:span></text:p>
      <text:p text:style-name="Text_20_body"/>
      <text:p text:style-name="Text_20_body"><text:span text:style-name="_3c_pb_3e_">14</text:span></text:p>
      <text:p text:style-name="Text_20_body"/>
      <text:p text:style-name="Text_20_body"><text:span text:style-name="_3c_pb_3e_">15</text:span></text:p>
      <text:p text:style-name="Text_20_body">A <text:span text:style-name="_3c_persName_3e_">MONSIEVR LE DVC DE ST. AIGNAN</text:span>.</text:p>
      <text:p text:style-name="Text_20_body">EPIGRAMME.</text:p>
      <text:p text:style-name="_3c_l_3e_"><text:soft-page-break/>Par tout où paroist ce grand Homme</text:p>
      <text:p text:style-name="_3c_l_3e_">Il s’y fait toujours admirer ;</text:p>
      <text:p text:style-name="_3c_l_3e_">S’il eust êté du temps de Rome</text:p>
      <text:p text:style-name="_3c_l_3e_">Rome l’auroit fait adorer ;</text:p>
      <text:p text:style-name="_3c_l_3e_">Il est cent Dieux dedans l’Histoire</text:p>
      <text:p text:style-name="_3c_l_3e_">Dont elle a celebré la gloire</text:p>
      <text:p text:style-name="_3c_l_3e_">Qu’on connoist encore aujourdhuy,</text:p>
      <text:p text:style-name="_3c_l_3e_">Qui ne meritoient pas d’être Dieux comme luy.</text:p>
      <text:p text:style-name="Text_20_body"/>
      <text:p text:style-name="Text_20_body"><text:span text:style-name="_3c_pb_3e_">16</text:span></text:p>
      <text:p text:style-name="Text_20_body"><text:span text:style-name="_3c_persName_3e_">FRANÇOIS DE BEAUVVILLIER</text:span>.</text:p>
      <text:p text:style-name="Text_20_body">François de Beauuillier Duc de S<text:span text:style-name="T5">t</text:span>. Aignan, Cheualier des Ordres du Roy, Duc &amp; Pair de France, Gouuerneur de Tourraine, ville &amp; Casteau de Loches, &amp; Premier Gentilhomme de la Chambre du Roy.</text:p>
      <text:p text:style-name="P1"/>
      <text:p text:style-name="Text_20_body"><text:span text:style-name="_3c_pb_3e_">17</text:span></text:p>
      <text:p text:style-name="Text_20_body"><text:span text:style-name="_3c_foreign_3e_">DE MIS GOLPES MIRVIDO</text:span>.</text:p>
      <text:p text:style-name="Text_20_body"><text:span text:style-name="_3c_name_3e_">GVIDON LE SAVVAGE</text:span>.</text:p>
      <text:p text:style-name="_3c_l_3e_">Les Combats que j’ay faits dans l’Isle dangereuse</text:p>
      <text:p text:style-name="_3c_l_3e_">Quand de tant de Guerriers je demeuray vainqueur,</text:p>
      <text:p text:style-name="_3c_l_3e_">Suiuis d’une épreuue amoureuse,</text:p>
      <text:p text:style-name="_3c_l_3e_">Ont signalé ma force aussi bien que mon cœur.</text:p>
      <text:p text:style-name="_3c_l_3e_">La vigueur qui fait mon estime,</text:p>
      <text:p text:style-name="_3c_l_3e_">Soit qu’elle embrase vn party legitime,</text:p>
      <text:p text:style-name="_3c_l_3e_">Ou qu’elle vienne à s’échapper ;</text:p>
      <text:p text:style-name="_3c_l_3e_">Fait dire pour ma gloire aux deux bouts de la Terre,</text:p>
      <text:p text:style-name="_3c_l_3e_">Qu’on n’en voit point en toute Guerre,</text:p>
      <text:p text:style-name="_3c_l_3e_">Ny plus souuent, ny mieux frapper.</text:p>
      <text:p text:style-name="Text_20_body"/>
      <text:p text:style-name="Text_20_body"><text:span text:style-name="_3c_pb_3e_">18</text:span></text:p>
      <text:p text:style-name="Text_20_body">AV <text:span text:style-name="_3c_persName_3e_">ROY</text:span>.</text:p>
      <text:p text:style-name="Text_20_body">EPIGRAMME.</text:p>
      <text:p text:style-name="_3c_l_3e_">SI <text:span text:style-name="_3c_name_3e_">Roger</text:span> s’acquît de la gloire</text:p>
      <text:p text:style-name="_3c_l_3e_">Parmy les braues de son temps,</text:p>
      <text:p text:style-name="_3c_l_3e_">Par quelques Exploits éclattans</text:p>
      <text:p text:style-name="_3c_l_3e_">Que nous raconte son Histoire ;</text:p>
      <text:p text:style-name="_3c_l_3e_">Que ne doit-on pas croire vn jour</text:p>
      <text:p text:style-name="_3c_l_3e_">De ce bel Astre de la Cour,</text:p>
      <text:p text:style-name="_3c_l_3e_"><text:span text:style-name="_3c_persName_3e_">LOVIS</text:span>, le plus grand Roy du Monde,</text:p>
      <text:p text:style-name="_3c_l_3e_">Puis qu’il a fait luy seul plus d’illustres Exploits</text:p>
      <text:p text:style-name="_3c_l_3e_">Que tous ces Preux, errant sur la Terre &amp; sur l’Onde.</text:p>
      <text:p text:style-name="_3c_l_3e_">Et plus que deuant luy n’ont fait soixante Roys.</text:p>
      <text:p text:style-name="Text_20_body"/>
      <text:p text:style-name="Text_20_body"><text:soft-page-break/><text:span text:style-name="_3c_pb_3e_"><text:span text:style-name="T6">19</text:span></text:span></text:p>
      <text:p text:style-name="Text_20_body"><text:span text:style-name="_3c_foreign_3e_"><text:span text:style-name="T6">NEC CESSO, NEC ERRO.</text:span></text:span></text:p>
      <text:p text:style-name="Text_20_body"><text:span text:style-name="_3c_name_3e_"><text:span text:style-name="T6">ROGER</text:span></text:span><text:span text:style-name="T6">.</text:span></text:p>
      <text:p text:style-name="_3c_l_3e_">Ce n’est pas sans raison que la Terre &amp; les Cieux,</text:p>
      <text:p text:style-name="_3c_l_3e_">On tant d’étonnement pour vn Objet si rare ;</text:p>
      <text:p text:style-name="_3c_l_3e_">Qui dans son cour penible autant que glorieux,</text:p>
      <text:p text:style-name="_3c_l_3e_">Iamais ne se repose, &amp; jamais ne s’égare.</text:p>
      <text:p text:style-name="Text_20_body"/>
      <text:p text:style-name="Text_20_body"><text:span text:style-name="_3c_pb_3e_">20</text:span></text:p>
      <text:p text:style-name="Text_20_body"><text:span text:style-name="_3c_persName_3e_">LOVIS XIV</text:span>.</text:p>
      <text:p text:style-name="Text_20_body">DIEV-DONNE’, Roy de France &amp; de Nauarre, Chef &amp; Souuerain Grand Maistre de l’Ordre du S<text:span text:style-name="T5">t</text:span>. Esprit, Fils de <text:span text:style-name="_3c_persName_3e_">Louis le Iuste 13</text:span>. du Nom aussi Roy de France &amp; de Navarre, &amp; de la <text:span text:style-name="_3c_persName_3e_">Reyne</text:span>, Fille de <text:span text:style-name="_3c_persName_3e_">Philippe 3. Roy d’Espagne</text:span>.</text:p>
      <text:p text:style-name="Text_20_body"/>
      <text:p text:style-name="Text_20_body"><text:span text:style-name="_3c_pb_3e_">21</text:span></text:p>
      <text:p text:style-name="Text_20_body">A <text:span text:style-name="_3c_persName_3e_">MONSIEVR LE DVC DE NOAILLE</text:span>.</text:p>
      <text:p text:style-name="Text_20_body">SONNET.</text:p>
      <text:p text:style-name="_3c_l_3e_">Il est aussy vaillant que son Ame est fidelle,</text:p>
      <text:p text:style-name="_3c_l_3e_">Il ose &amp; tente tout pour bien seruir son <text:span text:style-name="_3c_persName_3e_">Roy</text:span>,</text:p>
      <text:p text:style-name="_3c_l_3e_">De ses ordres frequens il s’en fait vne loy,</text:p>
      <text:p text:style-name="_3c_l_3e_">Qu’en faisant observer, il observe auec zele.</text:p>
      <text:p text:style-name="_3c_l_3e_"/>
      <text:p text:style-name="_3c_l_3e_">Tout ce qui peut donner une gloire immortelle,</text:p>
      <text:p text:style-name="_3c_l_3e_">Ce genereux Seigneur le possede dans soy,</text:p>
      <text:p text:style-name="_3c_l_3e_">La Cour en est charmée, &amp; l’on sçait comme moy</text:p>
      <text:p text:style-name="_3c_l_3e_">Qu’il est de ses vertus vn illustre Modelle.</text:p>
      <text:p text:style-name="_3c_l_3e_"/>
      <text:p text:style-name="_3c_l_3e_">Il est propre au Conseil, à la Plume, au Combat</text:p>
      <text:p text:style-name="_3c_l_3e_">Souz le faix des trauaux jamais il ne s’abat,</text:p>
      <text:p text:style-name="_3c_l_3e_">Il est actif en Paix, il est actif en guerre.</text:p>
      <text:p text:style-name="_3c_l_3e_"/>
      <text:p text:style-name="_3c_l_3e_">Et si de nos Heros on en faisoit des Dieux</text:p>
      <text:p text:style-name="_3c_l_3e_"><text:span text:style-name="_3c_persName_3e_">NOAILLE</text:span> auroit bientôt plus d’Autels sur la Terre,</text:p>
      <text:p text:style-name="_3c_l_3e_">Qu’on ne voit d’icy bas d’étoilles dans les Cieux.</text:p>
      <text:p text:style-name="Text_20_body"/>
      <text:p text:style-name="Text_20_body"><text:span text:style-name="_3c_pb_3e_">22</text:span></text:p>
      <text:p text:style-name="Text_20_body"><text:span text:style-name="_3c_persName_3e_">ANNE DE NOAILLE</text:span>.</text:p>
      <text:p text:style-name="Text_20_body">Comte d’Ayent, Marquis de Montelar, &amp; de Chambrés, Baron de Malemore, &amp; Charbonnieres, Duc &amp; Pair de France, Cheualier des Ordres du Roy ; Premier Capitaine des Gardes du Corps de Sa Majesté, Gouuerneur &amp; Lieutenant general pour Sa Majesté des Comtez de Roussillon, de Constans, &amp; partie de Sardaigne, Capitaine general desdits Pays.</text:p>
      <text:p text:style-name="Text_20_body"/>
      <text:p text:style-name="Text_20_body"><text:soft-page-break/><text:span text:style-name="_3c_pb_3e_">23</text:span></text:p>
      <text:p text:style-name="Text_20_body"><text:span text:style-name="_3c_foreign_3e_">FIDELIS ET AUDAX.</text:span></text:p>
      <text:p text:style-name="Text_20_body"><text:span text:style-name="_3c_name_3e_">OGER LE DANOIS.</text:span></text:p>
      <text:p text:style-name="_3c_l_3e_"><text:span text:style-name="_3c_name_3e_">Ce Paladin</text:span> s’applique à cette seule affaire</text:p>
      <text:p text:style-name="_3c_l_3e_">De seruir dignement le plus puissant des Roys,</text:p>
      <text:p text:style-name="_3c_l_3e_">Comme pour bien juger il faut sçavoir bien faire,</text:p>
      <text:p text:style-name="_3c_l_3e_">Le doute que personne appelle de sa voix.</text:p>
      <text:p text:style-name="Text_20_body"/>
      <text:p text:style-name="Text_20_body"><text:span text:style-name="_3c_pb_3e_">24</text:span></text:p>
      <text:p text:style-name="Text_20_body">A <text:span text:style-name="_3c_persName_3e_">MONSIEVR LE DVC</text:span></text:p>
      <text:p text:style-name="Text_20_body">EPIGRAMME</text:p>
      <text:p text:style-name="_3c_l_3e_">Dedans le poste où je le vois</text:p>
      <text:p text:style-name="_3c_l_3e_">Aupres du plus grand de nos Roys</text:p>
      <text:p text:style-name="_3c_l_3e_">Et l’esperance qu’il nous donne</text:p>
      <text:p text:style-name="_3c_l_3e_">Estant bien fait de sa personne</text:p>
      <text:p text:style-name="_3c_l_3e_">Brûlant de si noble chaleur</text:p>
      <text:p text:style-name="_3c_l_3e_">Qu’il paroist la mesme valeur,</text:p>
      <text:p text:style-name="_3c_l_3e_">Vn oracle secret m’anime &amp; me suggere</text:p>
      <text:p text:style-name="_3c_l_3e_">De dire dans ces vers que ce jeune Vainqueur</text:p>
      <text:p text:style-name="_3c_l_3e_">Dans le Mestier de Mars supassera son Pere.</text:p>
      <text:p text:style-name="Text_20_body"/>
      <text:p text:style-name="Text_20_body"><text:span text:style-name="_3c_pb_3e_">25</text:span></text:p>
      <text:p text:style-name="Text_20_body"><text:span text:style-name="_3c_persName_3e_">LOVIS IVLES DE BOVRBON</text:span>.</text:p>
      <text:p text:style-name="Text_20_body">Duc d’Anguien, Prince de Sang, Grand Maistre de France, &amp; Chevalier des Ordres du Roy.</text:p>
      <text:p text:style-name="Text_20_body"/>
      <text:p text:style-name="Text_20_body"><text:span text:style-name="_3c_pb_3e_">26</text:span></text:p>
      <text:p text:style-name="Text_20_body"><text:span text:style-name="_3c_foreign_3e_">CERTÒ FERIT.</text:span></text:p>
      <text:p text:style-name="_3c_l_3e_"><text:span text:style-name="_3c_name_3e_">Roland </text:span>sera bien loin son grand Nom retentir,</text:p>
      <text:p text:style-name="_3c_l_3e_">La gloire deuiendra sa fidele Compagne,</text:p>
      <text:p text:style-name="_3c_l_3e_">Il est sorty d’vn Sang qui brûle de Sortir</text:p>
      <text:p text:style-name="_3c_l_3e_">Quand il est question de se mettre en Campagne,</text:p>
      <text:p text:style-name="_3c_l_3e_">Et pour ne vous en point mentir,</text:p>
      <text:p text:style-name="_3c_l_3e_">C’est le pur Sang de <text:span text:style-name="_3c_persName_3e_">Charlemagne</text:span>.</text:p>
      <text:p text:style-name="Text_20_body"/>
      <text:p text:style-name="Text_20_body"><text:span text:style-name="_3c_pb_3e_">27</text:span></text:p>
      <text:p text:style-name="Text_20_body"/>
      <text:p text:style-name="Text_20_body"><text:span text:style-name="_3c_pb_3e_">28</text:span></text:p>
      <text:p text:style-name="Text_20_body">A <text:span text:style-name="_3c_persName_3e_">MONSIEVR LE DVC DE GVISE</text:span>.</text:p>
      <text:p text:style-name="Text_20_body">EPIGRAMME.</text:p>
      <text:p text:style-name="_3c_l_3e_">Quand dedans le champ des combats</text:p>
      <text:p text:style-name="_3c_l_3e_">Il estoit besoin de combattre.</text:p>
      <text:p text:style-name="_3c_l_3e_"><text:soft-page-break/>Comme son bras en valloit quatre</text:p>
      <text:p text:style-name="_3c_l_3e_">Il en mettoit plusieurs à bas ;</text:p>
      <text:p text:style-name="_3c_l_3e_">Et lorsque dans vne carrière</text:p>
      <text:p text:style-name="_3c_l_3e_">Il falloit battre la poussiere</text:p>
      <text:p text:style-name="_3c_l_3e_">Il y tromphoit des premiers ;</text:p>
      <text:p text:style-name="_3c_l_3e_">Ainsy se rendant necessaire,</text:p>
      <text:p text:style-name="_3c_l_3e_">Pourueu qu’il s’agit de Lauriers,</text:p>
      <text:p text:style-name="_3c_l_3e_">Il étoit vn Prince à tout faire.</text:p>
      <text:p text:style-name="Text_20_body"/>
      <text:p text:style-name="Text_20_body"><text:span text:style-name="_3c_pb_3e_">29</text:span></text:p>
      <text:p text:style-name="Text_20_body"><text:span text:style-name="_3c_persName_3e_">HENRI DE LORRAINE</text:span>.</text:p>
      <text:p text:style-name="Text_20_body">Duc de Guise, Pair de France.</text:p>
      <text:p text:style-name="Text_20_body"/>
      <text:p text:style-name="Text_20_body"><text:span text:style-name="_3c_pb_3e_">30</text:span></text:p>
      <text:p text:style-name="Text_20_body"><text:span text:style-name="_3c_foreign_3e_">ET QVIENSCENTE PAVESCVNT</text:span>.</text:p>
      <text:p text:style-name="Text_20_body"><text:span text:style-name="_3c_name_3e_">AQVILANT LE NOIR</text:span>.</text:p>
      <text:p text:style-name="_3c_l_3e_">La Nuit a ses beautez de mesme que le Iour,</text:p>
      <text:p text:style-name="_3c_l_3e_">Le noir est ma couleur, je l’ay toûjours aimée</text:p>
      <text:p text:style-name="_3c_l_3e_">Et si l’obscurité conuient à mon amour,</text:p>
      <text:p text:style-name="_3c_l_3e_">Elle ne s’estend pas jusqu’à ma renommée.</text:p>
      <text:p text:style-name="Text_20_body"/>
      <text:p text:style-name="Text_20_body"><text:span text:style-name="_3c_pb_3e_">31</text:span></text:p>
      <text:p text:style-name="Text_20_body">A <text:span text:style-name="_3c_persName_3e_">MONSIEVR LE COMTE D’ARMAGNAC</text:span>.</text:p>
      <text:p text:style-name="Text_20_body">EPIGRAMME.</text:p>
      <text:p text:style-name="_3c_l_3e_">Vit-on dedans l’Antiquité,</text:p>
      <text:p text:style-name="_3c_l_3e_">Vn Heros qui luy fût semblable, </text:p>
      <text:p text:style-name="_3c_l_3e_">Mars dans vn grand combat seroit moins redoutable,</text:p>
      <text:p text:style-name="_3c_l_3e_">Et n’auroit pas l’activité</text:p>
      <text:p text:style-name="_3c_l_3e_">Qu’en cette <text:span text:style-name="_3c_tech_3e_">Course</text:span> incompable</text:p>
      <text:p text:style-name="_3c_l_3e_">Il fait voir à <text:span text:style-name="_3c_persName_3e_">sa Masjesté</text:span>.</text:p>
      <text:p text:style-name="Text_20_body"/>
      <text:p text:style-name="Text_20_body"><text:span text:style-name="_3c_pb_3e_">32</text:span></text:p>
      <text:p text:style-name="Text_20_body"><text:span text:style-name="_3c_persName_3e_">LOVIS DE LORRAINE</text:span>.</text:p>
      <text:p text:style-name="Text_20_body">Comte d’Armagnac, pourueu en suirvivance de la charge de Grand Escuier de France &amp; du gouuernement d’Anjou.</text:p>
      <text:p text:style-name="Text_20_body"/>
      <text:p text:style-name="Text_20_body"><text:span text:style-name="_3c_pb_3e_">33</text:span></text:p>
      <text:p text:style-name="Text_20_body"><text:span text:style-name="_3c_foreign_3e_">EX CANDORE DECVS</text:span>.</text:p>
      <text:p text:style-name="Text_20_body"><text:span text:style-name="_3c_name_3e_">GRIFFON LE BLANC</text:span>.</text:p>
      <text:p text:style-name="_3c_l_3e_">Voyez quelle candeur en moy le Ciel a mis,</text:p>
      <text:p text:style-name="_3c_l_3e_">Aussi nulle beauté ne s’en verra trompée,</text:p>
      <text:p text:style-name="_3c_l_3e_"><text:soft-page-break/>Et quand il sera temps d’aller aux ennemis,</text:p>
      <text:p text:style-name="_3c_l_3e_">C’est où je me feray tout blanc de mon espée.</text:p>
      <text:p text:style-name="Text_20_body"/>
      <text:p text:style-name="Text_20_body"><text:span text:style-name="_3c_pb_3e_">34</text:span></text:p>
      <text:p text:style-name="Text_20_body">A <text:span text:style-name="_3c_persName_3e_">MONSIEVR LE DVC DE FOIX</text:span>.</text:p>
      <text:p text:style-name="Text_20_body">EPIGRAMME.</text:p>
      <text:p text:style-name="_3c_l_3e_">Tes nobles Qualitez &amp; ta haute Naissance</text:p>
      <text:p text:style-name="_3c_l_3e_">Ne te font pas aimer seulement de la Cour,</text:p>
      <text:p text:style-name="_3c_l_3e_">Il n’est point de grand cœur dans le sein de la France</text:p>
      <text:p text:style-name="_3c_l_3e_">Qui ne joigne pour toy le respect à l’amour</text:p>
      <text:p text:style-name="_3c_l_3e_">Mais surtout ce qui te doit à l’amour</text:p>
      <text:p text:style-name="_3c_l_3e_">C’est que <text:span text:style-name="_3c_persName_3e_">LOVS</text:span> te considere ;</text:p>
      <text:p text:style-name="_3c_l_3e_">Auantage pour toy cent fois plus glorieux ;</text:p>
      <text:p text:style-name="_3c_l_3e_">Puisque dans le Siecle où nous sommes</text:p>
      <text:p text:style-name="_3c_l_3e_">C’est peu d’être estime des Hommes,</text:p>
      <text:p text:style-name="_3c_l_3e_">Au prix d’être estimé des Dieux.</text:p>
      <text:p text:style-name="Text_20_body"/>
      <text:p text:style-name="Text_20_body"><text:span text:style-name="_3c_pb_3e_">35</text:span></text:p>
      <text:p text:style-name="Text_20_body"><text:span text:style-name="_3c_persName_3e_">GASTON DE FOIX</text:span>.</text:p>
      <text:p text:style-name="Text_20_body">Comte de Foix &amp; de Candale.</text:p>
      <text:p text:style-name="Text_20_body"/>
      <text:p text:style-name="Text_20_body"><text:span text:style-name="_3c_pb_3e_">36</text:span></text:p>
      <text:p text:style-name="Text_20_body"><text:span text:style-name="_3c_foreign_3e_">LONGÈ LEVIS AVRA FERET</text:span>.</text:p>
      <text:p text:style-name="Text_20_body"><text:span text:style-name="_3c_name_3e_">RENAVD</text:span>.</text:p>
      <text:p text:style-name="_3c_l_3e_">Il porte vn Nom celebre, il est jeune, il est sage,</text:p>
      <text:p text:style-name="_3c_l_3e_">A vous dire le vray c’est pour aller bien haut,</text:p>
      <text:p text:style-name="_3c_l_3e_">Et c’est vn grand bonbheur que d’auoir à son âge</text:p>
      <text:p text:style-name="_3c_l_3e_">La chaleur necessaire, &amp; le flegme qu’il faut.</text:p>
      <text:p text:style-name="Text_20_body"/>
      <text:p text:style-name="Text_20_body"><text:span text:style-name="_3c_pb_3e_">37</text:span></text:p>
      <text:p text:style-name="Text_20_body">A <text:span text:style-name="_3c_persName_3e_">MONSIEVR LE DVC DE COISLIN</text:span>.</text:p>
      <text:p text:style-name="Text_20_body">EPIGRAMME.</text:p>
      <text:p text:style-name="_3c_l_3e_">De la manière qu’il s’y prend</text:p>
      <text:p text:style-name="_3c_l_3e_">Ce Duc que le France reuere,</text:p>
      <text:p text:style-name="_3c_l_3e_">Il fait voir qu’il sera plus grand</text:p>
      <text:p text:style-name="_3c_l_3e_">Que ne le fut jamais son Père,</text:p>
      <text:p text:style-name="_3c_l_3e_">S’il faut qu’vn jour dans les combats</text:p>
      <text:p text:style-name="_3c_l_3e_">Il fasse agir son jeune bras.</text:p>
      <text:p text:style-name="_3c_l_3e_">On le craindra comme vn tonnerre ;</text:p>
      <text:p text:style-name="_3c_l_3e_">Ce ne sont icy que des Ieux,</text:p>
      <text:p text:style-name="_3c_l_3e_">Cependant il y fait ce qu’vn Foudre de guerre</text:p>
      <text:p text:style-name="_3c_l_3e_">A peine pourroit faire en vn choc perilleux.</text:p>
      <text:p text:style-name="Text_20_body"><text:soft-page-break/></text:p>
      <text:p text:style-name="Text_20_body"><text:span text:style-name="_3c_pb_3e_">38</text:span></text:p>
      <text:p text:style-name="Text_20_body"><text:span text:style-name="_3c_persName_3e_">ARMAND DV CAMBOVLT</text:span>.</text:p>
      <text:p text:style-name="Text_20_body">Chevalier Duc de Coislin, Baron de Pont-chasteau, &amp; de la Rochebernal, Comte de Cresy, du Cambout, &amp; autres lieux, Pair de France, Conseiller du Roy en ses Conseils, Lieutenant general pour sa Majesté en la basse Bretagne, &amp;c.</text:p>
      <text:p text:style-name="Text_20_body"/>
      <text:p text:style-name="Text_20_body"><text:span text:style-name="_3c_pb_3e_">39</text:span></text:p>
      <text:p text:style-name="Text_20_body"><text:span text:style-name="_3c_foreign_3e_">SPLENDOR AB OBSEQVIO</text:span></text:p>
      <text:p text:style-name="Text_20_body"><text:span text:style-name="_3c_name_3e_">DVDON</text:span>.</text:p>
      <text:p text:style-name="_3c_l_3e_">Trop auant dans la gloire on ne peut s’engager,</text:p>
      <text:p text:style-name="_3c_l_3e_">I’auray vaincu sept Roys, &amp; par mon grand Courage,</text:p>
      <text:p text:style-name="_3c_l_3e_">Les verray tous soumis au pouuoir de <text:span text:style-name="_3c_name_3e_">Roger</text:span>,</text:p>
      <text:p text:style-name="_3c_l_3e_">Que je seray pas content de mon Ouurage.</text:p>
      <text:p text:style-name="Text_20_body"/>
      <text:p text:style-name="Text_20_body"><text:span text:style-name="_3c_pb_3e_">40</text:span></text:p>
      <text:p text:style-name="Text_20_body">A <text:span text:style-name="_3c_persName_3e_">MONSIERVR LE COMTE DV LVDE</text:span>.</text:p>
      <text:p text:style-name="Text_20_body">EPIGRAMME.</text:p>
      <text:p text:style-name="_3c_l_3e_">Ce Nom d’vn Braue qu’on te donne</text:p>
      <text:p text:style-name="_3c_l_3e_">Fut cent fois moins braue que toy,</text:p>
      <text:p text:style-name="_3c_l_3e_">Et je m’en rapporte à mon <text:span text:style-name="_3c_persName_3e_">Roy</text:span></text:p>
      <text:p text:style-name="_3c_l_3e_">Qui sçait ce que vaut ta Personne ;</text:p>
      <text:p text:style-name="_3c_l_3e_">S’il pouuoit renaître aujourdhuy</text:p>
      <text:p text:style-name="_3c_l_3e_">Et qu’il fallût que contre luy</text:p>
      <text:p text:style-name="_3c_l_3e_">Tu mesurasses ton êpée ;</text:p>
      <text:p text:style-name="_3c_l_3e_"><text:span text:style-name="_3c_name_3e_">Astolphe</text:span> seroit bien surpris,</text:p>
      <text:p text:style-name="_3c_l_3e_">Et mon Ame seroit trompée</text:p>
      <text:p text:style-name="_3c_l_3e_">S’il ne t’abandonnoit le prix.</text:p>
      <text:p text:style-name="_3c_l_3e_"/>
      <text:p text:style-name="Text_20_body"><text:span text:style-name="_3c_pb_3e_">41</text:span></text:p>
      <text:p text:style-name="Text_20_body"><text:span text:style-name="_3c_persName_3e_">HENRI DE DAILLON</text:span>.</text:p>
      <text:p text:style-name="Text_20_body">Comte du Lude &amp; de Pongibaut, Cheualier des Ordres du Roy, Marquis d’Iliers &amp; de Bouïllé, Baron de Briançon, Premier Gentilhomme de la Chambre du Roy, Gouuerneur des villes, chasteaux &amp; parcs de S<text:span text:style-name="T5">t</text:span>. Germain en Laye.</text:p>
      <text:p text:style-name="Text_20_body"/>
      <text:p text:style-name="Text_20_body"><text:span text:style-name="_3c_pb_3e_">42</text:span></text:p>
      <text:p text:style-name="Text_20_body"><text:span text:style-name="_3c_foreign_3e_">NON FIAMAI SCIOLTO</text:span>.</text:p>
      <text:p text:style-name="Text_20_body"><text:span text:style-name="_3c_name_3e_">ASTOLPHE</text:span>.</text:p>
      <text:p text:style-name="_3c_l_3e_">De tous <text:span text:style-name="_3c_name_3e_">les Paladins</text:span> qui sont dans l’Vnivers,</text:p>
      <text:p text:style-name="_3c_l_3e_">Aucun n’a pour l’amour l’ame plus échauffée</text:p>
      <text:p text:style-name="_3c_l_3e_">Entreprenant toûjours mille projets divers,</text:p>
      <text:p text:style-name="_3c_l_3e_"><text:soft-page-break/>Et toûjours enchanté par quelque jeune Fée.</text:p>
      <text:p text:style-name="Text_20_body"/>
      <text:p text:style-name="Text_20_body"><text:span text:style-name="_3c_pb_3e_">43</text:span></text:p>
      <text:p text:style-name="Text_20_body">A <text:span text:style-name="_3c_persName_3e_">MONSIEVR LE PRINCE DE MARSILLAC</text:span></text:p>
      <text:p text:style-name="Text_20_body">EPIGRAMME.</text:p>
      <text:p text:style-name="_3c_l_3e_">Tel qu’il triomphe glorieux</text:p>
      <text:p text:style-name="_3c_l_3e_">Dans cette fameuse Carriere,</text:p>
      <text:p text:style-name="_3c_l_3e_">Tel feroit-il voler aux yeux</text:p>
      <text:p text:style-name="_3c_l_3e_">Dans les Champs de Mars, la poussiere.</text:p>
      <text:p text:style-name="_3c_l_3e_">Ce Prince qui descend du beau Sang des Heros</text:p>
      <text:p text:style-name="_3c_l_3e_">Ne peut demeurer en repos</text:p>
      <text:p text:style-name="_3c_l_3e_">Dans la Paix comme dans la Guerre ;</text:p>
      <text:p text:style-name="_3c_l_3e_">Et comme ce grand cœur est ne pour les combats,</text:p>
      <text:p text:style-name="_3c_l_3e_"><text:span text:style-name="_3c_persName_3e_">LOVIS</text:span>, le plus grand Roy qui soit dessus la Terre,</text:p>
      <text:p text:style-name="_3c_l_3e_">Prend plaisir d’exercer son bras.</text:p>
      <text:p text:style-name="Text_20_body"/>
      <text:p text:style-name="Text_20_body"><text:span text:style-name="_3c_pb_3e_">44</text:span></text:p>
      <text:p text:style-name="Text_20_body"><text:span text:style-name="_3c_persName_3e_">FRANÇOIS DE LA ROCHEFOVCAULT</text:span>.</text:p>
      <text:p text:style-name="Text_20_body">Prince de Marsillac.</text:p>
      <text:p text:style-name="Text_20_body"/>
      <text:p text:style-name="Text_20_body"><text:span text:style-name="_3c_pb_3e_"><text:span text:style-name="T6">45</text:span></text:span></text:p>
      <text:p text:style-name="Text_20_body"><text:span text:style-name="_3c_foreign_3e_"><text:span text:style-name="T6">CHIETO FVOR COMMOTO DENTRO</text:span></text:span><text:span text:style-name="T6">.</text:span></text:p>
      <text:p text:style-name="Text_20_body"><text:span text:style-name="_3c_name_3e_"><text:span text:style-name="T6">BRANDIMART</text:span></text:span><text:span text:style-name="T6">.</text:span></text:p>
      <text:p text:style-name="_3c_l_3e_">Mes vœux seront contens, mes souhaits accomplis,</text:p>
      <text:p text:style-name="_3c_l_3e_">Et ma bonne fortune à son comble arriuée,</text:p>
      <text:p text:style-name="_3c_l_3e_">Quand vous sçaurez mon zele, aimables Fleurs de LIS,</text:p>
      <text:p text:style-name="_3c_l_3e_">Au milieu de mon cœur profondement grauée.</text:p>
      <text:p text:style-name="Text_20_body"/>
      <text:p text:style-name="Text_20_body"><text:span text:style-name="_3c_pb_3e_">46</text:span></text:p>
      <text:p text:style-name="Text_20_body">A <text:span text:style-name="_3c_persName_3e_">MONSIEVR LE MARQVIS DE VILLEQVIER</text:span></text:p>
      <text:p text:style-name="Text_20_body">EPIGRAMME.</text:p>
      <text:p text:style-name="_3c_l_3e_">Fort peu de Seigneurs aujourd’huy</text:p>
      <text:p text:style-name="_3c_l_3e_">Ont autant d’adresse que luy,</text:p>
      <text:p text:style-name="_3c_l_3e_">Il sçait gagner le cœur de <office:annotation office:name="__Annotation__13970_1135346906"><dc:creator>Windows User</dc:creator><dc:date>2020-02-24T13:24:00.67</dc:date><textooo:sender-initials>WU</textooo:sender-initials><text:p>Faut-il baliser Mars et Bellone ?</text:p><text:p/></office:annotation>Mars &amp; de Bellone<office:annotation-end office:name="__Annotation__13970_1135346906"/>,</text:p>
      <text:p text:style-name="_3c_l_3e_">L’vn donne à sa Valeur mille marques d’amour,</text:p>
      <text:p text:style-name="_3c_l_3e_">L’autre de centre Lauriers le pare &amp; le couronne,</text:p>
      <text:p text:style-name="_3c_l_3e_">Eprise des vertus que sa rare Personne</text:p>
      <text:p text:style-name="_3c_l_3e_">Fait briller à la Cour.</text:p>
      <text:p text:style-name="Text_20_body"/>
      <text:p text:style-name="Text_20_body"><text:span text:style-name="_3c_pb_3e_">47</text:span></text:p>
      <text:p text:style-name="Text_20_body"><text:span text:style-name="_3c_persName_3e_">LOVIS MARIE DAVMONT ROCHEBARON</text:span>.</text:p>
      <text:p text:style-name="Text_20_body"><text:soft-page-break/>Marquis de Villequier &amp; de Posé, Comte de Berzé, Baron de Chaps, Rostaillé, Cenues, Ioncy, Seigneur de Molinotte, Aubigny, la Ronce, Rains, Lis, la Mothe, Marquise, &amp; autres lieux, Conseiller du Roy ens es Conseils, Capitaine des Gardes du Corps du Roy ; Gouuerneur &amp; Lieutenant general pour le Roy à Boulongne &amp; Paus Boutonnois.</text:p>
      <text:p text:style-name="Text_20_body"/>
      <text:p text:style-name="Text_20_body"><text:span text:style-name="_3c_pb_3e_">48</text:span></text:p>
      <text:p text:style-name="Text_20_body"><text:span text:style-name="_3c_foreign_3e_">VNI MILITAT ASTRO</text:span>.</text:p>
      <text:p text:style-name="Text_20_body"><text:span text:style-name="_3c_name_3e_">RICHARDET</text:span>.</text:p>
      <text:p text:style-name="_3c_l_3e_">Personne comme moy n’est sorty galamment</text:p>
      <text:p text:style-name="_3c_l_3e_">D’vne intrigue où sans doute il falloit quelque adresse,</text:p>
      <text:p text:style-name="_3c_l_3e_">Personne à mon áuis plus agreablement</text:p>
      <text:p text:style-name="_3c_l_3e_">N’est demeuré fidelle en trompant sa Maistresse.</text:p>
      <text:p text:style-name="Text_20_body"/>
      <text:p text:style-name="Text_20_body"><text:span text:style-name="_3c_pb_3e_">49</text:span></text:p>
      <text:p text:style-name="Text_20_body">A <text:span text:style-name="_3c_persName_3e_">MONSIEVR LE MARQVIS DE SOYECOURT</text:span>.</text:p>
      <text:p text:style-name="Text_20_body">EPIGRAMME.</text:p>
      <text:p text:style-name="_3c_l_3e_">Ce n’est pas sans raison que sa force connuë</text:p>
      <text:p text:style-name="_3c_l_3e_">Prend pour Deuise vne Massuë,</text:p>
      <text:p text:style-name="_3c_l_3e_"><text:span text:style-name="_3c_persName_3e_">Hercule</text:span>, s’il regnoit n’en seroit point jaloux ;</text:p>
      <text:p text:style-name="_3c_l_3e_">Ce Marquis est doüé de Qualitez aimables,</text:p>
      <text:p text:style-name="_3c_l_3e_">Et l’on sçait entre nous</text:p>
      <text:p text:style-name="_3c_l_3e_">Qu’il n’est point de Heros, qui n’aiment leurs semblables.</text:p>
      <text:p text:style-name="Text_20_body"/>
      <text:p text:style-name="Text_20_body"><text:span text:style-name="_3c_pb_3e_">50</text:span></text:p>
      <text:p text:style-name="Text_20_body"><text:span text:style-name="_3c_persName_3e_">MAXIMILIEN ANTOINE DE BELLEFORIERE</text:span>.</text:p>
      <text:p text:style-name="Text_20_body">Marquis de Soyecourt, de Roye, &amp; de Guerbigny, Comte de Thissaulon, &amp; de Tupigny, Baron de la Neuuilleroy, d’Hytre &amp; d’Hyron, Seigneur de Carpuy, Conchy, Saucourt, &amp;c. Chevalier des Ordres du Roy, Conseiller en tous ses Conseils, &amp; Grand Maistre de la Garderobe du Roy.</text:p>
      <text:p text:style-name="Text_20_body"/>
      <text:p text:style-name="Text_20_body"><text:span text:style-name="_3c_pb_3e_">51</text:span></text:p>
      <text:p text:style-name="Text_20_body"><text:span text:style-name="_3c_foreign_3e_">VIX AEQVAT FAMA LABORES</text:span>.</text:p>
      <text:p text:style-name="Text_20_body"><text:span text:style-name="_3c_name_3e_">OLIVIER</text:span>.</text:p>
      <text:p text:style-name="_3c_l_3e_">Voicy l’honneur du Siecle, auprés de qui nous sommes,</text:p>
      <text:p text:style-name="_3c_l_3e_">Et mesme les Geants, de mediocres Hommes,</text:p>
      <text:p text:style-name="_3c_l_3e_">Et ce franc Cheualier, à tout venant tout prest</text:p>
      <text:p text:style-name="_3c_l_3e_">Toûjours pour quelque jouxte a la lance en arrest.</text:p>
      <text:p text:style-name="Text_20_body"/>
      <text:p text:style-name="Text_20_body"><text:span text:style-name="_3c_pb_3e_">52</text:span></text:p>
      <text:p text:style-name="Text_20_body">A <text:span text:style-name="_3c_persName_3e_">MONSIEVR LE MARQVIS D’HVMIERES</text:span>.</text:p>
      <text:p text:style-name="Text_20_body">EPIGRAMME.</text:p>
      <text:p text:style-name="_3c_l_3e_"><text:soft-page-break/>Quand ton bras aussy fort que ton adresse est forte</text:p>
      <text:p text:style-name="_3c_l_3e_">Agit dans vn Combat ou dedans vn Tournoy,</text:p>
      <text:p text:style-name="_3c_l_3e_">Braue Marquis, on dit de toy</text:p>
      <text:p text:style-name="_3c_l_3e_">Ce Guerrier est vaillant comme l’acier qu’il porte.</text:p>
      <text:p text:style-name="Text_20_body"/>
      <text:p text:style-name="Text_20_body"><text:span text:style-name="_3c_pb_3e_">53</text:span></text:p>
      <text:p text:style-name="Text_20_body"><text:span text:style-name="_3c_persName_3e_">LOVIS DE CREVANT DHVUMIERES</text:span>.</text:p>
      <text:p text:style-name="Text_20_body">Marquis d’Humieres &amp; de Mouchy, Vicomte de Brigueil, premier Baron de Touraine, Conseiller du Roy en ses Conseils, Capitaine des Cents Gentilshommes de sa Majesté, Gouuerneur &amp; Lieutenant general pour sadite Majesté en la Prouince de Bourbonnois, Gouuerneur particulier de Moulins, &amp; des ville &amp; chasteau de Compiegne, &amp; Lieutenant general en ses Armées.</text:p>
      <text:p text:style-name="Text_20_body"/>
      <text:p text:style-name="Text_20_body"><text:span text:style-name="_3c_pb_3e_">54</text:span></text:p>
      <text:p text:style-name="Text_20_body"><text:span text:style-name="_3c_foreign_3e_">NO QVIERO MENOS</text:span>.</text:p>
      <text:p text:style-name="Text_20_body"><text:span text:style-name="_3c_name_3e_">ARIODAN</text:span>.</text:p>
      <text:p text:style-name="_3c_l_3e_">Ie tremble dans l’accez de l’amoureuse fiévre ;</text:p>
      <text:p text:style-name="_3c_l_3e_">Ailleurs sans vanité je ne tremblay jamais,</text:p>
      <text:p text:style-name="_3c_l_3e_">Et ce charmant objet l’adorable <office:annotation office:name="__Annotation__14076_1135346906"><dc:creator>Windows User</dc:creator><dc:date>2020-02-24T13:32:00.68</dc:date><textooo:sender-initials>WU</textooo:sender-initials><text:p>Comment baliser ?</text:p><text:p/></office:annotation>Genéure<office:annotation-end office:name="__Annotation__14076_1135346906"/></text:p>
      <text:p text:style-name="_3c_l_3e_">Est l’unique vainqueur à qui je me soumets.</text:p>
      <text:p text:style-name="Text_20_body"/>
      <text:p text:style-name="Text_20_body"><text:span text:style-name="_3c_pb_3e_">55</text:span></text:p>
      <text:p text:style-name="Text_20_body">A <text:span text:style-name="_3c_persName_3e_">MONSIEVR LE MARQ. DE LA VALLIERE</text:span>.</text:p>
      <text:p text:style-name="Text_20_body">EPIGRAMME.</text:p>
      <text:p text:style-name="_3c_l_3e_">Qui se doit étonner si ce braue Marquis.</text:p>
      <text:p text:style-name="_3c_l_3e_">Dans cette <text:span text:style-name="_3c_tech_3e_">Course</text:span> illustre est couronné de gloire ?</text:p>
      <text:p text:style-name="_3c_l_3e_">Par sa Valeur il s’est acquis</text:p>
      <text:p text:style-name="_3c_l_3e_">Tant d’estime chez la Victoire</text:p>
      <text:p text:style-name="_3c_l_3e_">Qu’elle l’aime comme son Fils. </text:p>
      <text:p text:style-name="Text_20_body"/>
      <text:p text:style-name="Text_20_body"><text:span text:style-name="_3c_pb_3e_">56</text:span></text:p>
      <text:p text:style-name="Text_20_body">A <text:span text:style-name="_3c_persName_3e_">MONSIEVR LE MARQVIS DE LA VALLIERE</text:span>.</text:p>
      <text:p text:style-name="Text_20_body">VICTORIEVX DANS CETTE LICE.</text:p>
      <text:p text:style-name="Text_20_body">SONNET.</text:p>
      <text:p text:style-name="_3c_l_3e_">Qvelques fameux Lauriers que dispense la Gloire</text:p>
      <text:p text:style-name="_3c_l_3e_">Elle n’en a pas vn digne de tes Exploits,</text:p>
      <text:p text:style-name="_3c_l_3e_">Et tout ce qu’elle peut, c’est d’employer sa voix</text:p>
      <text:p text:style-name="_3c_l_3e_">A publier par tout ton illustre victoire. </text:p>
      <text:p text:style-name="_3c_l_3e_"/>
      <text:p text:style-name="_3c_l_3e_">Ces glorieux Heros qui viuent dans l’Histoire</text:p>
      <text:p text:style-name="_3c_l_3e_">Pour auoir triomphé dans les anciens Tournois</text:p>
      <text:p text:style-name="_3c_l_3e_"><text:soft-page-break/>Epris de ta valeur digne d’vn cœur François</text:p>
      <text:p text:style-name="_3c_l_3e_">T’abandonnent leur place au Temple de mémoire.</text:p>
      <text:p text:style-name="_3c_l_3e_"/>
      <text:p text:style-name="_3c_l_3e_">Mais illustre Heros, si ces braues Guerriers</text:p>
      <text:p text:style-name="_3c_l_3e_">Te cedent les honneurs, te cedent les Lauriers, </text:p>
      <text:p text:style-name="_3c_l_3e_">Pour vn premier essay que la Cour t’a veu faire.</text:p>
      <text:p text:style-name="_3c_l_3e_"/>
      <text:p text:style-name="_3c_l_3e_">Quand tu suiuras <text:span text:style-name="_3c_persName_3e_">LOVIS</text:span> dans les plus grands combats</text:p>
      <text:p text:style-name="_3c_l_3e_">Où ton bras quelque jour luy sera necessaire,</text:p>
      <text:p text:style-name="_3c_l_3e_">Charmez de tes trauaux que ne seront-ils pas ?</text:p>
      <text:p text:style-name="Text_20_body"/>
      <text:p text:style-name="Text_20_body"><text:span text:style-name="_3c_pb_3e_">57</text:span></text:p>
      <text:p text:style-name="Text_20_body">EPIGRAMME.</text:p>
      <text:p text:style-name="_3c_l_3e_">Si la France brûle d’amour</text:p>
      <text:p text:style-name="_3c_l_3e_">Pour ce Nom qu’elle veut eterniser un jour,</text:p>
      <text:p text:style-name="_3c_l_3e_">Si <office:annotation office:name="__Annotation__14126_1135346906"><dc:creator>Windows User</dc:creator><dc:date>2020-02-24T13:35:00.70</dc:date><textooo:sender-initials>WU</textooo:sender-initials><text:p>Balisage Bellone et Mars ?</text:p><text:p/></office:annotation>Bellone &amp; l’Amour, Mars <office:annotation-end office:name="__Annotation__14126_1135346906"/>&amp; la Renommée</text:p>
      <text:p text:style-name="_3c_l_3e_">Déja dans l’Vnivers ont sa gloire semée, </text:p>
      <text:p text:style-name="_3c_l_3e_">Et le couronnant tour a tour</text:p>
      <text:p text:style-name="_3c_l_3e_">Animent le Tambour, la Trompette, &amp; le Fifre ;</text:p>
      <text:p text:style-name="_3c_l_3e_">C’est qu’ils sçauent bien qu’à la Cour</text:p>
      <text:p text:style-name="_3c_l_3e_">Ce Nom n’est pas vn Nom en chiffre.</text:p>
      <text:p text:style-name="Text_20_body"/>
      <text:p text:style-name="Text_20_body"><text:span text:style-name="_3c_persName_3e_">IEAN FRANÇOIS DE LA BAVME LE BLANC</text:span>.</text:p>
      <text:p text:style-name="Text_20_body">Chevalier, Seigneur, Marquis de la Valliere, de Reugny &amp; de Boissé ; Baron de la Papelardiere &amp; autres lieux ; Cornette &amp; Commandant les Chevaux legers de Monseigneur le Dauphin, Lieutenant pour le Roy au Gouuernement d’Amboise. </text:p>
      <text:p text:style-name="Text_20_body"/>
      <text:p text:style-name="Text_20_body"><text:span text:style-name="_3c_pb_3e_">58</text:span></text:p>
      <text:p text:style-name="Text_20_body"><text:span text:style-name="_3c_foreign_3e_">HOC IVVAT VRI</text:span>.</text:p>
      <text:p text:style-name="Text_20_body"><text:span text:style-name="_3c_name_3e_">ZERBIN</text:span>.</text:p>
      <text:p text:style-name="_3c_l_3e_">Quelques beaux sentimens que la gloire nous donne,</text:p>
      <text:p text:style-name="_3c_l_3e_">Quand on est amoureux au souuerain degré,</text:p>
      <text:p text:style-name="_3c_l_3e_">Mourir entre les bras d’vne belle Personne,</text:p>
      <text:p text:style-name="_3c_l_3e_">Est de toutes les morts la plux douce à mon gré.</text:p>
      <text:p text:style-name="Text_20_body"/>
      <text:p text:style-name="Text_20_body"><text:span text:style-name="_3c_pb_3e_">59</text:span></text:p>
      <text:p text:style-name="Text_20_body"/>
      <text:p text:style-name="Text_20_body"><text:span text:style-name="_3c_pb_3e_">60</text:span></text:p>
      <text:list xml:id="list36676638" text:continue-numbering="true" text:style-name="Outline">
        <text:list-item>
          <text:list>
            <text:list-item>
              <text:h text:style-name="Heading_20_2" text:outline-level="2"><text:span text:style-name="T4"><office:annotation office:name="__Annotation__14166_1135346906"><dc:creator>Windows User</dc:creator><dc:date>2020-02-24T13:43:00.70</dc:date><textooo:sender-initials>WU</textooo:sender-initials><text:p>Est-ce un titre 2 ?</text:p><text:p/></office:annotation></text:span><text:span text:style-name="T4">VERS D’</text:span><text:span text:style-name="_3c_name_3e_"><text:span text:style-name="T3">APOLLON</text:span></text:span><text:span text:style-name="T4"> ET DES </text:span><text:span text:style-name="_3c_name_3e_"><text:span text:style-name="T3">QVATRE SIECLES</text:span></text:span><text:span text:style-name="T4"> A LA </text:span><text:span text:style-name="_3c_persName_3e_"><text:span text:style-name="T3">REYNE</text:span></text:span><text:span text:style-name="T4">.</text:span><office:annotation-end office:name="__Annotation__14166_1135346906"/></text:h>
            </text:list-item>
          </text:list>
        </text:list-item>
      </text:list>
      <text:p text:style-name="Text_20_body"/>
      <text:p text:style-name="Text_20_body">LE SIECLE D’AIRAIN À APOLLON.</text:p>
      <text:p text:style-name="_3c_l_3e_">Brillant Pere du jour, toy de qui la puissance</text:p>
      <text:p text:style-name="_3c_l_3e_"><text:soft-page-break/>Par ses diuers aspects nous donna la naissance ;</text:p>
      <text:p text:style-name="_3c_l_3e_">Toy l'espoir de la Terre, &amp; l'ornement des Cieux;</text:p>
      <text:p text:style-name="_3c_l_3e_">Toy le plus necessaire &amp; le plus beau des Dieux;</text:p>
      <text:p text:style-name="_3c_l_3e_">Toy dont l’actiuité, dont la bonté suprême </text:p>
      <text:p text:style-name="_3c_l_3e_">Se fait voir &amp; sentir en tous lieux par soy-même :</text:p>
      <text:p text:style-name="_3c_l_3e_">Dis-nous par quel destin, ou par quel nouueau choix</text:p>
      <text:p text:style-name="_3c_l_3e_">Tu celebres tes Ieux aux riuages François.</text:p>
      <text:p text:style-name="Text_20_body"/>
      <text:p text:style-name="Text_20_body"><text:span text:style-name="_3c_pb_3e_">61</text:span></text:p>
      <text:p text:style-name="Text_20_body">REPONCE D’APOLLON.</text:p>
      <text:p text:style-name="_3c_l_3e_">Si ces lieux fortunez ont tout ce qu'eut la <text:span text:style-name="_3c_placeName_3e_">Grece</text:span></text:p>
      <text:p text:style-name="_3c_l_3e_">De gloire, de valeur, de merite et d'adresse;</text:p>
      <text:p text:style-name="_3c_l_3e_">Ce n'est pas sans raison qu'on y voit transferez</text:p>
      <text:p text:style-name="_3c_l_3e_">Ces Ieux, qu'à mon honneur la Terre a consacrez.</text:p>
      <text:p text:style-name="_3c_l_3e_">I'ay toujours pris plaisir à verser sur la <text:span text:style-name="_3c_placeName_3e_">France</text:span></text:p>
      <text:p text:style-name="_3c_l_3e_">De mes plus doux rayons la benigne influence :</text:p>
      <text:p text:style-name="_3c_l_3e_">Mais le charmant objet qu’Himen y fait regner,</text:p>
      <text:p text:style-name="_3c_l_3e_">Pour elle maintenant me fait tout dédaigner.</text:p>
      <text:p text:style-name="_3c_l_3e_">Depuis vn si long temps que pour le bien du Monde</text:p>
      <text:p text:style-name="_3c_l_3e_">Ie fais l’immense tour de la Terre &amp; de l’Onde,</text:p>
      <text:p text:style-name="_3c_l_3e_">Iamais je n'ay rien veu si digne de mes feux,</text:p>
      <text:p text:style-name="_3c_l_3e_">Iamais vn Sang si noble, vn coeur si genereux,</text:p>
      <text:p text:style-name="_3c_l_3e_">Iamais tant de lumiere auec tant d'innocence ;</text:p>
      <text:p text:style-name="_3c_l_3e_">Iamais tant de jeunesse auec tant de prudence;</text:p>
      <text:p text:style-name="_3c_l_3e_">Iamais tant de grandeur auec tant de bonté;</text:p>
      <text:p text:style-name="_3c_l_3e_">Iamais tant de sagesse auec tant de beauté.</text:p>
      <text:p text:style-name="_3c_l_3e_">Mille Climats diuers qu'on vit souz la puissance</text:p>
      <text:p text:style-name="_3c_l_3e_">De tous les demy-Dieux dont elle prit naissance,</text:p>
      <text:p text:style-name="_3c_l_3e_">Cedant à son merite autant qu'à leur devoir,</text:p>
      <text:p text:style-name="_3c_l_3e_">Se trouueront vn jour vnis sous son pouuoir.</text:p>
      <text:p text:style-name="_3c_l_3e_">Ce qu'eurent de grandeurs &amp; la <text:span text:style-name="_3c_placeName_3e_">France</text:span>, &amp; l'<text:span text:style-name="_3c_placeName_3e_">Espagne</text:span>,</text:p>
      <text:p text:style-name="_3c_l_3e_">Les droits de <text:span text:style-name="_3c_persName_3e_">Charles Quint</text:span>, les droits <text:span text:style-name="_3c_persName_3e_">Charlemagne</text:span>,</text:p>
      <text:p text:style-name="_3c_l_3e_">En Elle auec leur Sang heureusement transmis,</text:p>
      <text:p text:style-name="_3c_l_3e_">Rendront tout l’Vnivers à son Throne soûmis :</text:p>
      <text:p text:style-name="_3c_l_3e_">Mais vn Titre plus grand, vn plus noble partage</text:p>
      <text:p text:style-name="_3c_l_3e_">Qui l’éleve plus haut, qui luy plaist davantage,</text:p>
      <text:p text:style-name="_3c_l_3e_">Vn Nom qui tient en soy les plus grands noms vnis,</text:p>
      <text:p text:style-name="_3c_l_3e_">C'est le Nom glorieux d’Epouse de<text:span text:style-name="_3c_persName_3e_"> LOVIS</text:span>.</text:p>
      <text:p text:style-name="Text_20_body"/>
      <text:p text:style-name="Text_20_body"><text:span text:style-name="_3c_pb_3e_">62</text:span></text:p>
      <text:p text:style-name="Text_20_body">LE SIECLE D'ARGENT AV SIECLE D’OR.</text:p>
      <text:p text:style-name="_3c_l_3e_">Quel destin fait briller auec tant d'injustice</text:p>
      <text:p text:style-name="_3c_l_3e_">Dans le Siecle de fer un Astre si propice.</text:p>
      <text:p text:style-name="Text_20_body"/>
      <text:p text:style-name="Text_20_body">RÉPONCE DV SIECLE D'OR.</text:p>
      <text:p text:style-name="_3c_l_3e_">Ah ! ne murmure point contre l'ordre des Dieux.</text:p>
      <text:p text:style-name="_3c_l_3e_"><text:soft-page-break/>Loin de s'enorgueIllir d'vn don si precieux,</text:p>
      <text:p text:style-name="_3c_l_3e_">Ce Siecle, qui du Ciel a merité la haine</text:p>
      <text:p text:style-name="_3c_l_3e_">En déuroit augurer sa ruine prochaine,</text:p>
      <text:p text:style-name="_3c_l_3e_">Et voir qu'vne vertu qu'il ne peut suborner,</text:p>
      <text:p text:style-name="_3c_l_3e_">Vient moins pour l'anoblir que pour l’exterminer.</text:p>
      <text:p text:style-name="_3c_l_3e_">Si tôt qu'elle paroist dans cette heureuse Terre,</text:p>
      <text:p text:style-name="_3c_l_3e_">Voy comme elle en banit les fureurs de la guerre :</text:p>
      <text:p text:style-name="_3c_l_3e_">Comment depuis ce jour d'infatigables mains</text:p>
      <text:p text:style-name="_3c_l_3e_">Trauaillent sans reláche au bonheur des Humains;</text:p>
      <text:p text:style-name="_3c_l_3e_">Par quels secrets ressorts vn Heros se prépare,</text:p>
      <text:p text:style-name="_3c_l_3e_">A chasser les horreurs d'un Siecle st barbare,</text:p>
      <text:p text:style-name="_3c_l_3e_">Et me faire reuiure auec tous les plaisirs,</text:p>
      <text:p text:style-name="_3c_l_3e_">Qui peuuent contenter les innocens desirs.</text:p>
      <text:p text:style-name="Text_20_body"/>
      <text:p text:style-name="Text_20_body"><text:span text:style-name="_3c_pb_3e_">63</text:span></text:p>
      <text:p text:style-name="Text_20_body">LE SIECLE DE FER À APOLLON.</text:p>
      <text:p text:style-name="_3c_l_3e_">Ie sçay quels ennemis ont entrepris ma perte,</text:p>
      <text:p text:style-name="_3c_l_3e_">Leurs desseins sont connus, leur trame est découuerte,</text:p>
      <text:p text:style-name="_3c_l_3e_">Mais mon cœur n’en est pas à tel point abbatu.</text:p>
      <text:p text:style-name="Text_20_body"/>
      <text:p text:style-name="Text_20_body">RÉPONCE D’APOLLON. </text:p>
      <text:p text:style-name="_3c_l_3e_">Contre tant de grandeur, contre tant de vertu,</text:p>
      <text:p text:style-name="_3c_l_3e_">Tous les Monstres d'Enfer vnis pour ta deffence</text:p>
      <text:p text:style-name="_3c_l_3e_">Ne feroient qu’vne foible &amp; vaine resistance,</text:p>
      <text:p text:style-name="_3c_l_3e_">L’Vnivers opprimé de ton joug rigoureux,</text:p>
      <text:p text:style-name="_3c_l_3e_">Va goûter par ta suitte un destin plus heureux ;</text:p>
      <text:p text:style-name="_3c_l_3e_">Il est temps de ceder à la loy souueraine,</text:p>
      <text:p text:style-name="_3c_l_3e_">Que t'imposent les voeux de cette auguste <text:span text:style-name="_3c_persName_3e_">Reyne</text:span>;</text:p>
      <text:p text:style-name="_3c_l_3e_">Il est temps de ceder aux trauaux glorieux</text:p>
      <text:p text:style-name="_3c_l_3e_">D'vn <text:span text:style-name="_3c_persName_3e_">Roy</text:span> fauorisé de la Terre et des Cieux ;</text:p>
      <text:p text:style-name="_3c_l_3e_">Mais icy trop long temps ce different m'arrête,</text:p>
      <text:p text:style-name="_3c_l_3e_">A de plus doux combats cette Lice s’apprête,</text:p>
      <text:p text:style-name="_3c_l_3e_">Allons la faire ouurir, &amp; ployons des Lauriers,</text:p>
      <text:p text:style-name="_3c_l_3e_">Pour couronner le front de nos fameux Guerriers.</text:p>
      <text:p text:style-name="Text_20_body"/>
      <text:p text:style-name="Text_20_body"><text:span text:style-name="_3c_pb_3e_">64</text:span></text:p>
      <text:p text:style-name="Text_20_body"/>
      <text:p text:style-name="Text_20_body"><text:span text:style-name="_3c_pb_3e_">65</text:span></text:p>
      <text:list xml:id="list36689689" text:continue-numbering="true" text:style-name="Outline">
        <text:list-item>
          <text:list>
            <text:list-item>
              <text:h text:style-name="Heading_20_2" text:outline-level="2"><text:span text:style-name="T4"><office:annotation office:name="__Annotation__14356_1135346906"><dc:creator>Windows User</dc:creator><dc:date>2020-02-24T13:43:00.73</dc:date><textooo:sender-initials>WU</textooo:sender-initials><text:p>Titre 2 ?</text:p><text:p/></office:annotation></text:span><text:span text:style-name="T4">VERS DES </text:span><text:span text:style-name="_3c_name_3e_"><text:span text:style-name="T3">QVATRE SAISONS</text:span></text:span><text:span text:style-name="T4"> À LA </text:span><text:span text:style-name="_3c_persName_3e_"><text:span text:style-name="T3">REYNE</text:span></text:span><text:span text:style-name="T4">.</text:span><office:annotation-end office:name="__Annotation__14356_1135346906"/></text:h>
            </text:list-item>
          </text:list>
        </text:list-item>
      </text:list>
      <text:p text:style-name="Text_20_body"/>
      <text:p text:style-name="Text_20_body">LE PRINTEMS.</text:p>
      <text:p text:style-name="_3c_l_3e_">Entre toutes les fleurs nouuellement écloses,</text:p>
      <text:p text:style-name="_3c_l_3e_">Dont mes jardins sont embellis,</text:p>
      <text:p text:style-name="_3c_l_3e_">Méprisant les jasmins, les oeillets &amp; les roses,</text:p>
      <text:p text:style-name="_3c_l_3e_"><text:soft-page-break/>Pour payer mon tribut j'ay fait choix de ces LIS,</text:p>
      <text:p text:style-name="_3c_l_3e_">Que de vos premiers ans vous auez tant cheris ;</text:p>
      <text:p text:style-name="_3c_l_3e_"><text:span text:style-name="_3c_persName_3e_">LOVIS </text:span>les fait briller du Couchant à l’'Aurore,</text:p>
      <text:p text:style-name="_3c_l_3e_">Tout l'Vnivers charmé les respecte &amp; les craint;</text:p>
      <text:p text:style-name="_3c_l_3e_">Mais leur Regne est plus doux &amp; plus puissant encore,</text:p>
      <text:p text:style-name="_3c_l_3e_">Quand ils brillent sur vótre teint.</text:p>
      <text:p text:style-name="Text_20_body"/>
      <text:p text:style-name="Text_20_body">L’ÊTÉ.</text:p>
      <text:p text:style-name="_3c_l_3e_">Surpris vn peu trop promptement,</text:p>
      <text:p text:style-name="_3c_l_3e_">I'apporte à cette Fête vn leger ornement ;</text:p>
      <text:p text:style-name="_3c_l_3e_">Mais auant que ma Saison passe,</text:p>
      <text:p text:style-name="_3c_l_3e_">Ie feroy faire à vos Guerriers,</text:p>
      <text:p text:style-name="_3c_l_3e_">Dans les campagnes de la <text:span text:style-name="_3c_placeName_3e_">Thrace</text:span>,</text:p>
      <text:p text:style-name="_3c_l_3e_">Vne ample moisson de Lauriers.</text:p>
      <text:p text:style-name="Text_20_body"/>
      <text:p text:style-name="Text_20_body"><text:span text:style-name="_3c_pb_3e_">66</text:span></text:p>
      <text:p text:style-name="Text_20_body">L'AVTOMNE.</text:p>
      <text:p text:style-name="_3c_l_3e_"><text:span text:style-name="_3c_name_3e_">Le Printemps</text:span> orgueïlleux de la beauté des fleurs</text:p>
      <text:p text:style-name="_3c_l_3e_">Qui luy tomberent en partage,</text:p>
      <text:p text:style-name="_3c_l_3e_">Prétend de cette Fête auoir tout l'auantage,</text:p>
      <text:p text:style-name="_3c_l_3e_">Et nous croit obscurcir pas ses viues couleurs ;</text:p>
      <text:p text:style-name="_3c_l_3e_">Mais vous vous souuiendrez, Princesse sans seconde,</text:p>
      <text:p text:style-name="_3c_l_3e_">De ce Fruit precieux qu'a produit ma Saison,</text:p>
      <text:p text:style-name="_3c_l_3e_">Et qui croist dans vótre maison,</text:p>
      <text:p text:style-name="_3c_l_3e_">Pour faire quelque jour les delices du Monde.</text:p>
      <text:p text:style-name="Text_20_body"/>
      <text:p text:style-name="Text_20_body">L'HYVER.</text:p>
      <text:p text:style-name="_3c_l_3e_">La neige, les glaçons que j'apporte en ces lieux,</text:p>
      <text:p text:style-name="_3c_l_3e_">Sont des mets les moins precieux,</text:p>
      <text:p text:style-name="_3c_l_3e_">Mais ils sont des plus necessaires,</text:p>
      <text:p text:style-name="_3c_l_3e_">Dans une Fête où mille objets charmans,</text:p>
      <text:p text:style-name="_3c_l_3e_">De leurs oeillades meurtrieres,</text:p>
      <text:p text:style-name="_3c_l_3e_">Font naître tant d’embrazemens.</text:p>
      <text:p text:style-name="Text_20_body"/>
      <text:p text:style-name="Text_20_body"><text:span text:style-name="_3c_pb_3e_">67</text:span></text:p>
      <text:p text:style-name="Text_20_body"/>
      <text:p text:style-name="Text_20_body"><text:span text:style-name="_3c_pb_3e_">68</text:span></text:p>
      <text:list xml:id="list36678002" text:continue-numbering="true" text:style-name="Outline">
        <text:list-item>
          <text:list>
            <text:list-item>
              <text:h text:style-name="Heading_20_2" text:outline-level="2"><text:span text:style-name="T4"><office:annotation office:name="__Annotation__14440_1135346906"><dc:creator>Windows User</dc:creator><dc:date>2020-02-24T13:47:00.74</dc:date><textooo:sender-initials>WU</textooo:sender-initials><text:p>Titre 2 ?</text:p><text:p/></office:annotation></text:span><text:span text:style-name="T4">VERS DE </text:span><text:span text:style-name="_3c_name_3e_"><text:span text:style-name="T3">PAN</text:span></text:span><text:span text:style-name="T4"> ET DE </text:span><text:span text:style-name="_3c_name_3e_"><text:span text:style-name="T3">DIANE</text:span></text:span><text:span text:style-name="T4"> À </text:span><text:span text:style-name="_3c_persName_3e_"><text:span text:style-name="T3">LA REYNE</text:span></text:span><text:span text:style-name="T4">.</text:span><office:annotation-end office:name="__Annotation__14440_1135346906"/></text:h>
            </text:list-item>
          </text:list>
        </text:list-item>
      </text:list>
      <text:p text:style-name="Text_20_body"/>
      <text:p text:style-name="Text_20_body">DIANE.</text:p>
      <text:p text:style-name="_3c_l_3e_">Nos Bois, nos Rochers, nos Montagnes,</text:p>
      <text:p text:style-name="_3c_l_3e_">Tous nos Chasseurs, &amp; mes Compagnes,</text:p>
      <text:p text:style-name="_3c_l_3e_">Qui m'ont toujours rendu des honneurs souuerains ;</text:p>
      <text:p text:style-name="_3c_l_3e_"><text:soft-page-break/>Depuis que parmy nous ils vous ont veu paroistre,</text:p>
      <text:p text:style-name="_3c_l_3e_">Ne veulent plus me reconnoistre,</text:p>
      <text:p text:style-name="_3c_l_3e_">Et chargez de presens viennent auecque moy</text:p>
      <text:p text:style-name="_3c_l_3e_">Vous porter ce tribut pour marque de leur foy.</text:p>
      <text:p text:style-name="_3c_l_3e_"/>
      <text:p text:style-name="_3c_l_3e_">Les Habitans legers de cet heureux bócage,</text:p>
      <text:p text:style-name="_3c_l_3e_">De tomber dans vos rets font leur sort le plus doux,</text:p>
      <text:p text:style-name="_3c_l_3e_">Et n'estiment rien davantage,</text:p>
      <text:p text:style-name="_3c_l_3e_">Que l'heur de perir de vos coups ;</text:p>
      <text:p text:style-name="_3c_l_3e_">Amour dont vous auez la grace &amp; le visage,</text:p>
      <text:p text:style-name="_3c_l_3e_">A le même secret que vous.</text:p>
      <text:p text:style-name="Text_20_body"/>
      <text:p text:style-name="Text_20_body">PAN.</text:p>
      <text:p text:style-name="_3c_l_3e_">Ieune Divnité, ne vous étonnez pas,</text:p>
      <text:p text:style-name="_3c_l_3e_">Lorsque nous vous offrons en ce fameux repas</text:p>
      <text:p text:style-name="_3c_l_3e_">L'élite de nos bergeries :</text:p>
      <text:p text:style-name="_3c_l_3e_">Si nos troupeaux goûtent en paix</text:p>
      <text:p text:style-name="_3c_l_3e_">Les herbages de nos prairies,</text:p>
      <text:p text:style-name="_3c_l_3e_">Nous deuons ce bonheur à vos divins attraits.</text:p>
      <text:p text:style-name="Text_20_body"/>
      <text:p text:style-name="Text_20_body"><text:span text:style-name="_3c_pb_3e_">69</text:span></text:p>
      <text:p text:style-name="Text_20_body"/>
      <text:p text:style-name="Text_20_body"><text:span text:style-name="_3c_pb_3e_">70</text:span></text:p>
      <text:p text:style-name="Text_20_body"><office:annotation office:name="__Annotation__14488_1135346906"><dc:creator>Windows User</dc:creator><dc:date>2020-02-24T13:50:00.75</dc:date><textooo:sender-initials>WU</textooo:sender-initials><text:p>Est-ce un titre ?</text:p><text:p/></office:annotation>LES PLAISIRS DE L’ÎLE ENCHANTÉE </text:p>
      <text:p text:style-name="Text_20_body">Du second &amp; troisiéme Iour.<office:annotation-end office:name="__Annotation__14488_1135346906"/></text:p>
      <text:p text:style-name="Text_20_body"/>
      <text:p text:style-name="Text_20_body"><text:span text:style-name="_3c_pb_3e_">71</text:span></text:p>
      <text:list xml:id="list36682260" text:continue-numbering="true" text:style-name="Outline">
        <text:list-item>
          <text:list>
            <text:list-item>
              <text:h text:style-name="Heading_20_2" text:outline-level="2"><text:span text:style-name="T4">AVANT-PROPOS.</text:span></text:h>
            </text:list-item>
          </text:list>
        </text:list-item>
      </text:list>
      <text:p text:style-name="Text_20_body">Le braue <text:span text:style-name="_3c_name_3e_">Roger</text:span>, &amp; <text:span text:style-name="_3c_name_3e_">les fameux Guerriers de sa Quadrille</text:span> auoient trop bien reüssy aux <text:span text:style-name="_3c_tech_3e_">Courses</text:span> qu’ils auoient faittes dans l’Île enchantée ; &amp; <text:span text:style-name="_3c_name_3e_">la Magicienne</text:span> qui les auoit conuiez à en diuertir vne grande <text:span text:style-name="_3c_persName_3e_">Reyne</text:span>, auoit receu trop de satisfaction de cette galanterie, pour n’en desirer pas la continuation : ces Cheualiers luy donnent donc le plaisir de la <text:span text:style-name="_3c_tech_3e_">Comedie</text:span> : comme ils auoient entrepris <text:span text:style-name="_3c_tech_3e_">les Courses</text:span> souz le nom des Ieux Pythiens &amp; <text:span text:style-name="_3c_tech_3e_">armez à la Grecques</text:span>, ils ne sortent pas de leur premier dessein, lorsque la Scene est en <text:span text:style-name="_3c_placeName_3e_">Elide</text:span>, c’est-là qu’vn Prince d’humeur magnifique &amp; galante, ayant vne Fille aussy naturellement ennemie de l’amour, qu’ornée de tous les dons qui la rendent aimable, propose des Ieux d’exercices, des courses de chariots, &amp; des chasses, croyant que la magnificence des premiers, &amp; le diuertissement de l’autre, où l’adresse &amp; le courage se font remarquer, feront choisir parmy les diuers Princes qu’il y auoit conuiez vn Amant à sa Fille, qui soit digne d’elle. Il y reüssit heureusement, &amp; l’intrigue de la Comedie estant de soy fort galante, est encore augmentée par <text:span text:style-name="_3c_tech_3e_">des concerts</text:span>, <text:span text:style-name="_3c_tech_3e_">des recits</text:span>, &amp; <text:span text:style-name="_3c_tech_3e_">des entrées de ballet</text:span>, qui entrent bien dans le sujet, &amp; le rendent fort agreable, ce qui fit le diuertissement du second jour.</text:p>
      <text:p text:style-name="Text_20_body"><text:soft-page-break/>Mais le Ciel ayant resolu de donner la liberté à tant de braues Guerriers retenus dans l’Île enchantée d’<text:span text:style-name="_3c_name_3e_">Alcine</text:span>, par la fin de ses charmes &amp; la ruine de <text:span text:style-name="_3c_tech_3e_">son Palais</text:span>, cette <text:span text:style-name="_3c_name_3e_">belle Magicienne</text:span> est troublée par des prodiges &amp; des songes, qui luy presagent son malheur prochain : en cette inquietude elle vient au bas du Lac portée par <text:span text:style-name="_3c_name_3e_">vn Monstre marin</text:span> accompagnée de <text:span text:style-name="_3c_name_3e_">deux de ses Nymphes</text:span>, &amp; mêle à des plaintes de l’état où elle se trouue les loüanges de la <text:span text:style-name="_3c_persName_3e_">Reyne Mere</text:span> par des vers qu’elle luy dit.</text:p>
      <text:p text:style-name="Text_20_body"/>
      <text:p text:style-name="Text_20_body">72</text:p>
      <text:p text:style-name="Text_20_body">Cependant <text:span text:style-name="_3c_tech_3e_">vn Chœur de plusieurs Instrumens</text:span> se fait entendre sur <text:span text:style-name="_3c_tech_3e_">deux Îles sutucés aux deux cotez du Palais d’Alcine</text:span>. Vn <text:span text:style-name="_3c_persName_3e_">nombre de Musiciens</text:span> paroist qui font vne charmantte armonie, cependant que <text:span text:style-name="_3c_tech_3e_">le Palais</text:span> s’ouure, duquel sortent <text:span text:style-name="_3c_name_3e_">quatre Geans</text:span> &amp; <text:span text:style-name="_3c_name_3e_">quatre Nains</text:span> commis à la garde de ce lieu considerable par sa situation &amp; sa force, ce qui fait la premiere entrée du<text:span text:style-name="_3c_tech_3e_"> Ballet</text:span> : laquelle finie<text:span text:style-name="_3c_name_3e_"> huit Maures</text:span> chargez par <text:span text:style-name="_3c_name_3e_">Alcine</text:span> de la garde du dedans paroissent en vne exacte visite auec chacun <text:span text:style-name="_3c_tech_3e_">deux flambeaux</text:span> à la main, ce qui fait la seconde entrée. La troisiéme entrée fait proistre <text:span text:style-name="_3c_name_3e_">six Cheualiers</text:span> qu’<text:span text:style-name="_3c_name_3e_">Alcine</text:span> retenoit auprés d’elle, tenter par vn depit amoureux la sortie de ce <text:span text:style-name="_3c_tech_3e_">Palais</text:span>, mais il sont vaincus après vn rude combat par <text:span text:style-name="_3c_name_3e_">autant de Monstres</text:span>. Dequoy <text:span text:style-name="_3c_name_3e_">Alcine</text:span> alarmée de cet accident, inuoque de nouueau tous <text:span text:style-name="_3c_name_3e_">ses Esprits</text:span>, &amp; leur demande secours : il s’en presente deux pour la <text:span text:style-name="T5"><office:annotation office:name="__Annotation__14604_1135346906"><dc:creator>Windows User</dc:creator><dc:date>2020-02-24T13:56:00.77</dc:date><textooo:sender-initials>WU</textooo:sender-initials><text:p>Faut-il résoudre les abréviations ?</text:p><text:p/></office:annotation></text:span>quatri<text:span text:style-name="T5">e</text:span><office:annotation-end office:name="__Annotation__14604_1135346906"/> entrée, qui font des sauts auec vne force &amp; agilité merueilleuse. <text:span text:style-name="_3c_name_3e_">Six autres Demons</text:span> dans la cinquiéme entrtée viennent encore asseurer la <text:span text:style-name="_3c_name_3e_">Magicienne</text:span> qu’ils n’oubliront rien pour son repos. Mais à peine commence-t-elle à se r’asseurer qu’elle voit paroistre auprés de <text:span text:style-name="_3c_name_3e_">Roger</text:span> <text:span text:style-name="_3c_name_3e_">la sage Melisse</text:span> souz la forme d’<text:span text:style-name="_3c_name_3e_">Atlas</text:span> ; elle court pour empécher l’effet de son intention, mais elle arrive trop tard : <text:span text:style-name="_3c_name_3e_">Mélisse</text:span> a déjà mis au doigt de ce braue Chevalier la fameuse bague qui détruit les enchantemens ; lors vn coup de tonnerre, suiuy de plusieurs éclairs, marque la destruction du <text:span text:style-name="_3c_tech_3e_">Palais</text:span>, qui s’est aussy tôt reduit en cendre par vn <text:span text:style-name="_3c_tech_3e_">feu d’artifice</text:span>, qui finit cette sixiéme entrée &amp; met fin à cette avanture &amp; aux diuertissemens de l’Île enchantée.</text:p>
      <text:p text:style-name="Text_20_body"/>
      <text:p text:style-name="Text_20_body"><text:span text:style-name="_3c_pb_3e_">73</text:span></text:p>
      <text:p text:style-name="Text_20_body"/>
      <text:p text:style-name="Text_20_body"><text:span text:style-name="_3c_pb_3e_">74</text:span></text:p>
      <text:list xml:id="list36689144" text:continue-numbering="true" text:style-name="Outline">
        <text:list-item>
          <text:list>
            <text:list-item>
              <text:h text:style-name="Heading_20_2" text:outline-level="2"><text:span text:style-name="T4">VERS D’</text:span><text:span text:style-name="_3c_name_3e_"><text:span text:style-name="T3">ALCINE</text:span></text:span><text:span text:style-name="T4">, DE </text:span><text:span text:style-name="_3c_name_3e_"><text:span text:style-name="T3">CELIE</text:span></text:span><text:span text:style-name="T4"> ET DE </text:span><text:span text:style-name="_3c_name_3e_"><text:span text:style-name="T3">DIRCÉ</text:span></text:span><text:span text:style-name="T4"> A LA </text:span><text:span text:style-name="_3c_persName_3e_"><text:span text:style-name="T4">REYNE MERE</text:span></text:span><text:span text:style-name="T4">. </text:span></text:h>
            </text:list-item>
          </text:list>
        </text:list-item>
      </text:list>
      <text:p text:style-name="Text_20_body"/>
      <text:p text:style-name="Text_20_body">ALCINE À CELIE ET DIRCÉ.</text:p>
      <text:p text:style-name="_3c_l_3e_">Vous à qui je fis part de ma felicité,</text:p>
      <text:p text:style-name="_3c_l_3e_">Pleurez auecque moy dans cette extremité.</text:p>
      <text:p text:style-name="Text_20_body"/>
      <text:p text:style-name="Text_20_body">CELIE.</text:p>
      <text:p text:style-name="_3c_l_3e_">Quel est donc le sujet des soudaines alarmes,</text:p>
      <text:p text:style-name="_3c_l_3e_">Qui de vos yeux charmans font couler tant de larmes.</text:p>
      <text:p text:style-name="Text_20_body"/>
      <text:p text:style-name="Text_20_body"><text:soft-page-break/>ALCINE.</text:p>
      <text:p text:style-name="_3c_l_3e_">Si je pense en parler, ce n'est qu'en fremissant.</text:p>
      <text:p text:style-name="_3c_l_3e_">Dans les sombres horreurs d'vn songe menaçant,</text:p>
      <text:p text:style-name="_3c_l_3e_">Vn spectre m'auertit, d'vne voix éperduë,</text:p>
      <text:p text:style-name="_3c_l_3e_">Que pour moy des Enfers la force est suspenduë ;</text:p>
      <text:p text:style-name="_3c_l_3e_">Qu'vn celeste pouuoir arrête leur secours,</text:p>
      <text:p text:style-name="Text_20_body"/>
      <text:p text:style-name="Text_20_body"><text:span text:style-name="_3c_pb_3e_">75</text:span></text:p>
      <text:p text:style-name="_3c_l_3e_">Et que ce jour sera le dernier de mes jours.<text:bookmark text:name="_GoBack"/></text:p>
      <text:p text:style-name="_3c_l_3e_">Ce que versa de triste au point de ma naissance</text:p>
      <text:p text:style-name="_3c_l_3e_">Des Astres ennemis, la maligne influence,</text:p>
      <text:p text:style-name="_3c_l_3e_">Et tout ce que mon Art m'a prédit de malheurs,</text:p>
      <text:p text:style-name="_3c_l_3e_">En ce songe fus peint de si viues couleurs,</text:p>
      <text:p text:style-name="_3c_l_3e_">Qu'à mes yeux éueillez sans cesse il represente</text:p>
      <text:p text:style-name="_3c_l_3e_">Le pouuoir de <text:span text:style-name="_3c_name_3e_">Melisse</text:span> &amp; l'heur de <text:span text:style-name="_3c_name_3e_">Bradamante</text:span>.</text:p>
      <text:p text:style-name="_3c_l_3e_">I’avois preueu ces maux, mais les charmans plaisirs,</text:p>
      <text:p text:style-name="_3c_l_3e_">Qui sembloient en ces lieux preuenir nos desirs ;</text:p>
      <text:p text:style-name="_3c_l_3e_">Nos superbes Palais, nos Iardins, nos Campagnes,</text:p>
      <text:p text:style-name="_3c_l_3e_">Agreable entretien de nos cheres Compagnes,</text:p>
      <text:p text:style-name="_3c_l_3e_">Nos jeux &amp; nos chansons, les concerts des oiseaux,</text:p>
      <text:p text:style-name="_3c_l_3e_">Le parfum des zephirs, le murmure des eaux,</text:p>
      <text:p text:style-name="_3c_l_3e_">De nos tendres amours les douces auantures,</text:p>
      <text:p text:style-name="_3c_l_3e_">M'auoient fait oublier ces funestes augures ;</text:p>
      <text:p text:style-name="_3c_l_3e_">Quand le Songe cruel, dont je me sens troubler,</text:p>
      <text:p text:style-name="_3c_l_3e_">Auec tant de fureur les vint renouueller.</text:p>
      <text:p text:style-name="_3c_l_3e_">Chaque instant je crois voir mes forces terrassées,</text:p>
      <text:p text:style-name="_3c_l_3e_">Mes Gardes égorgez &amp; mes prisons forcées ;</text:p>
      <text:p text:style-name="_3c_l_3e_">Ie crois voir mille Amans, par mon Art tranformez,</text:p>
      <text:p text:style-name="_3c_l_3e_">D'vne égale fureur à ma perte animez :</text:p>
      <text:p text:style-name="_3c_l_3e_">Quitter en même temps leurs troncs et leurs feuïllages,</text:p>
      <text:p text:style-name="_3c_l_3e_">Dans le juste dessein de vanger leurs outrages,</text:p>
      <text:p text:style-name="_3c_l_3e_">Et je crois voir enfin mon aimable Roger</text:p>
      <text:p text:style-name="_3c_l_3e_">De mes fers méprisez, prest à se dégager.</text:p>
      <text:p text:style-name="Text_20_body"/>
      <text:p text:style-name="Text_20_body">CELIE.</text:p>
      <text:p text:style-name="_3c_l_3e_">La crainte en vostre esprit s'est acquis trop d'empire.</text:p>
      <text:p text:style-name="_3c_l_3e_">Vous regnez seule icy, pour vous seule on soupire;</text:p>
      <text:p text:style-name="_3c_l_3e_">Rien n'interrompt le cours de vos contentemens.</text:p>
      <text:p text:style-name="_3c_l_3e_">Que les accens plaintifs de vos tristes Amans:</text:p>
      <text:p text:style-name="_3c_l_3e_">Logistile, &amp; ses Gens chassez de nos campagnes,</text:p>
      <text:p text:style-name="_3c_l_3e_">Tremblent encor de peur, cachez dans leurs montagnes;</text:p>
      <text:p text:style-name="Text_20_body"/>
      <text:p text:style-name="Text_20_body"><text:span text:style-name="_3c_pb_3e_">76</text:span></text:p>
      <text:p text:style-name="_3c_l_3e_">Et le nom de <text:span text:style-name="_3c_name_3e_">Melisse</text:span>, en ces lieux inconnu,</text:p>
      <text:p text:style-name="_3c_l_3e_">Par vos augures seuls jusqu'à nous est venu.</text:p>
      <text:p text:style-name="Text_20_body"/>
      <text:p text:style-name="Text_20_body"><text:soft-page-break/>DIRCÉ.</text:p>
      <text:p text:style-name="_3c_l_3e_">Ah ! ne nous flattons point ce Phantóme effroyable</text:p>
      <text:p text:style-name="_3c_l_3e_">M’a tenu cette nuit vn discours tout semblable.</text:p>
      <text:p text:style-name="Text_20_body"/>
      <text:p text:style-name="Text_20_body">ALCINE.</text:p>
      <text:p text:style-name="_3c_l_3e_">Helas ! de nos malheurs qui peut encor douter.</text:p>
      <text:p text:style-name="Text_20_body"/>
      <text:p text:style-name="Text_20_body">CELIE.</text:p>
      <text:p text:style-name="_3c_l_3e_">I'y vois vn grand remede &amp; facile à tenter :</text:p>
      <text:p text:style-name="_3c_l_3e_">Vne <text:span text:style-name="_3c_persName_3e_">Reyne</text:span> paroist, dont le secours propice,</text:p>
      <text:p text:style-name="_3c_l_3e_">Nous sçaura garantir des efforts de Melisse ;</text:p>
      <text:p text:style-name="_3c_l_3e_">Par tout de cette <text:span text:style-name="_3c_persName_3e_">Reyne</text:span> on vante la bonté.</text:p>
      <text:p text:style-name="_3c_l_3e_">Et l'on dit que son coeur, de qui la fermete,</text:p>
      <text:p text:style-name="_3c_l_3e_">Des flots les plus mutins meprisa l’insolence,</text:p>
      <text:p text:style-name="_3c_l_3e_">Contre les voeux des siens est toujours sans deffense.</text:p>
      <text:p text:style-name="Text_20_body"/>
      <text:p text:style-name="Text_20_body">ALCINE.</text:p>
      <text:p text:style-name="_3c_l_3e_">Il est vray je la vois, en ce pressant danger</text:p>
      <text:p text:style-name="_3c_l_3e_">À nous donner secours tachons de l’engager :</text:p>
      <text:p text:style-name="_3c_l_3e_">Disons luy qu'en tous lieux la voix publique étale</text:p>
      <text:p text:style-name="_3c_l_3e_">Les charmantes beautez de son Ame Royale ;</text:p>
      <text:p text:style-name="_3c_l_3e_">Disons que sa vertu plus haute que son Rang</text:p>
      <text:p text:style-name="_3c_l_3e_">Sçait releuer l'éclat de son auguste Sang,</text:p>
      <text:p text:style-name="_3c_l_3e_">Et que de nostre Sexe elle a porté la gloire</text:p>
      <text:p text:style-name="Text_20_body"/>
      <text:p text:style-name="Text_20_body"><text:span text:style-name="_3c_pb_3e_">77</text:span></text:p>
      <text:p text:style-name="_3c_l_3e_">Si loin, que l’auenir aura peine à le croire;</text:p>
      <text:p text:style-name="_3c_l_3e_">Que du bonheur public son grand coeur amoureux</text:p>
      <text:p text:style-name="_3c_l_3e_">Fit toujours des perils un mépris génereux;</text:p>
      <text:p text:style-name="_3c_l_3e_">Que de ses propres maux, son Ame à peine atteinte,</text:p>
      <text:p text:style-name="_3c_l_3e_">Pour les maux de l'État garda toute sa crainte ;</text:p>
      <text:p text:style-name="_3c_l_3e_">Disons que ses bienfaits versez à pleines mains</text:p>
      <text:p text:style-name="_3c_l_3e_">Luy gagnent le respect &amp; l'amour des Humains,</text:p>
      <text:p text:style-name="_3c_l_3e_">Et qu'au moindre danger dont elle est menacée</text:p>
      <text:p text:style-name="_3c_l_3e_">Toute la Terre en deuïl se montre interessée :</text:p>
      <text:p text:style-name="_3c_l_3e_">Disons qu'au plus haut point de l'absolu pouuoir,</text:p>
      <text:p text:style-name="_3c_l_3e_">Sans faste &amp; sans orgueil sa grandeur s'est fait voir;</text:p>
      <text:p text:style-name="_3c_l_3e_">Qu'aux temps les plus fácheux, sa sagesse constante,</text:p>
      <text:p text:style-name="_3c_l_3e_">Sans crainte a soutenu l'autorité penchante;</text:p>
      <text:p text:style-name="_3c_l_3e_">Et dans le calme heureux, par ses trauaux acquis,</text:p>
      <text:p text:style-name="_3c_l_3e_">Sans regret la remit dans les mains de son Fils.</text:p>
      <text:p text:style-name="_3c_l_3e_">Disons par quels respects, par quelle complaisance,</text:p>
      <text:p text:style-name="_3c_l_3e_">De ce Fils glorieux, l'amour la récompense;</text:p>
      <text:p text:style-name="_3c_l_3e_">Vantons les longs trauaux, vantons les justes loix,</text:p>
      <text:p text:style-name="_3c_l_3e_">De ce Fils reconnu pour le plus grand des Roys;</text:p>
      <text:p text:style-name="_3c_l_3e_"><text:soft-page-break/>Et comment cette Mere heureusement seconde,</text:p>
      <text:p text:style-name="_3c_l_3e_">Ne donnant que deux fois a donné tant au Monde.</text:p>
      <text:p text:style-name="_3c_l_3e_">Enfin faisons parler nos soupirs &amp; nos pleurs</text:p>
      <text:p text:style-name="_3c_l_3e_">Pour la rendre sensible à nos viues douleurs,</text:p>
      <text:p text:style-name="_3c_l_3e_">Et nous pourrons trouuer au fort de notre peine</text:p>
      <text:p text:style-name="_3c_l_3e_">Vn refuge paisible aux pieds de cette <text:span text:style-name="_3c_persName_3e_">Reyne</text:span>.</text:p>
      <text:p text:style-name="Text_20_body"/>
      <text:p text:style-name="Text_20_body">DIRCÉ.</text:p>
      <text:p text:style-name="_3c_l_3e_">Ie sçay bien que son coeur noblement genereux,</text:p>
      <text:p text:style-name="_3c_l_3e_">Ecoute auec plaisir la voix des malheureux ;</text:p>
      <text:p text:style-name="_3c_l_3e_">Mais on ne voit jamais éclatter sa puissance</text:p>
      <text:p text:style-name="_3c_l_3e_">Qu’à repousser le tort qu'on fait à l'innocence ;</text:p>
      <text:p text:style-name="_3c_l_3e_">Ie sçay qu'elle peut tout, mais je n'ose penser,</text:p>
      <text:p text:style-name="_3c_l_3e_">Que jusqu'à nous deffendre on la vit s'abaisser,</text:p>
      <text:p text:style-name="_3c_l_3e_">De nos douces erreurs elle peut être instruitte,</text:p>
      <text:p text:style-name="_3c_l_3e_">Et rien n'est plus contraire à sa rare Conduite,</text:p>
      <text:p text:style-name="_3c_l_3e_">Son zele si connu pour le culte des Dieux</text:p>
      <text:p text:style-name="Text_20_body"/>
      <text:p text:style-name="Text_20_body"><text:span text:style-name="_3c_pb_3e_">78</text:span></text:p>
      <text:p text:style-name="_3c_l_3e_">Doit rendre à sa vertu nos respects odieux,</text:p>
      <text:p text:style-name="_3c_l_3e_">Et loin qu'à son abord mon effroy diminuë</text:p>
      <text:p text:style-name="_3c_l_3e_">Malgré moy je le sens qui redouble à sa veuë.</text:p>
      <text:p text:style-name="Text_20_body"/>
      <text:p text:style-name="Text_20_body">ALCINE.</text:p>
      <text:p text:style-name="_3c_l_3e_">Ah ! ma propre frayeur suffit pour m'affliger :</text:p>
      <text:p text:style-name="_3c_l_3e_">Loin d'aigrir mon ennuy, cherche à le soulager,</text:p>
      <text:p text:style-name="_3c_l_3e_">Et tâche de fournir, à mon Ame oppressée,</text:p>
      <text:p text:style-name="_3c_l_3e_">Dequoy parer aux maux dont elle est menacée.</text:p>
      <text:p text:style-name="_3c_l_3e_">Redoublons cependant les Gardes du Palais,</text:p>
      <text:p text:style-name="_3c_l_3e_">Et s'il n'est point pour nous d'azile desormais,</text:p>
      <text:p text:style-name="_3c_l_3e_">Dans nótre desespoir cherchons nótre défense,</text:p>
      <text:p text:style-name="_3c_l_3e_">Et ne nous rendons pas au moins sans resistance.</text:p>
      <text:p text:style-name="P4"/>
      <text:p text:style-name="Text_20_body">Les titres et corps de texte sont stylés à partir des styles par défaut du logiciel (Titre, Titre 1, Titre 2, Corps de Texte, etc.).</text:p>
      <text:p text:style-name="Text_20_body"/>
      <text:p text:style-name="_3c_salute_3e_">Les salutations</text:p>
      <text:p text:style-name="_3c_l_3e_">Les vers</text:p>
      <text:p text:style-name="_3c_l_3e_"><text:span text:style-name="_3c_name_3e_"/></text:p>
      <text:p text:style-name="_3c_l_3e_"><text:span text:style-name="_3c_persName_3e_">Les noms de personnes réelles</text:span></text:p>
      <text:p text:style-name="_3c_l_3e_"><text:span text:style-name="_3c_persName_3e_"/></text:p>
      <text:p text:style-name="_3c_l_3e_"><text:soft-page-break/><text:span text:style-name="_3c_tech_3e_">Les techniques</text:span></text:p>
      <text:p text:style-name="Text_20_body"><text:span text:style-name="_3c_placeName_3e_">Les noms de lieu</text:span></text:p>
      <text:p text:style-name="Text_20_body"><text:span text:style-name="_3c_date_3e_">Les dates</text:span></text:p>
      <text:p text:style-name="_3c_l_3e_"><text:span text:style-name="_3c_name_3e_">Les noms de personnages</text:span></text:p>
      <text:p text:style-name="Text_20_body"><text:span text:style-name="_3c_foreign_3e_">Les segments en langue étrangère</text:span></text:p>
      <text:p text:style-name="_3c_description_3e_">Les descriptions</text:p>
      <text:p text:style-name="_3c_l_3e_"><text:span text:style-name="_3c_tech_3e_"/></text:p>
      <text:p text:style-name="_3c_byline_3e_">L’annonce de l’auteur ou de l’éditeur : « Par Barbier »</text:p>
      <text:p text:style-name="_3c_byline_3e_"><text:span text:style-name="_3c_foreign_3e_"/></text:p>
      <text:p text:style-name="Text_20_body"><text:span text:style-name="_3c_pb_3e_">Les numéros de page.</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egoe UI1" svg:font-family="'Segoe UI'" style:font-family-generic="swiss"/>
    <style:font-face style:name="Arial, sans-serif" svg:font-family="'Arial, sans-serif'"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15cm" fo:margin-bottom="0.15cm" fo:line-height="115%" fo:text-align="justify" style:justify-single-word="false"/>
      <style:text-properties style:font-name="Times" fo:font-size="12pt" style:font-name-asian="Times1" style:font-size-asian="12pt" style:language-asian="fr" style:country-asian="FR" style:font-name-complex="Times New Roman1"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e74b5"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e74b5" style:font-name="Calibri Light" fo:font-size="13pt" style:font-size-asian="13pt" style:font-name-complex="F"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4d78" style:font-name="Calibri Light" fo:font-size="12pt" style:font-size-asian="12pt" style:font-name-complex="F" style:font-size-complex="12pt"/>
    </style:style>
    <style:style style:name="_3c_salute_3e_" style:display-name="&lt;salute&gt;" style:family="paragraph" style:parent-style-name="Standard" style:default-outline-level="" style:list-style-name="">
      <style:paragraph-properties fo:margin-top="1cm" fo:margin-bottom="1cm" fo:line-height="100%"/>
      <style:text-properties style:font-name="Times" fo:font-size="12pt" style:font-name-asian="Times1" style:font-size-asian="12pt" style:language-asian="fr" style:country-asian="FR" style:font-name-complex="Times New Roman1" style:font-size-complex="10pt"/>
    </style:style>
    <style:style style:name="_3c_byline_3e_" style:display-name="&lt;byline&gt;" style:family="paragraph" style:parent-style-name="Standard" style:default-outline-level="" style:list-style-name="">
      <style:paragraph-properties fo:margin-top="0cm" fo:margin-bottom="0cm" fo:line-height="100%" fo:text-align="end" style:justify-single-word="false"/>
      <style:text-properties style:font-name="Times" fo:font-size="12pt" style:font-name-asian="Times1" style:font-size-asian="12pt" style:language-asian="fr" style:country-asian="FR" style:font-name-complex="Times New Roman1" style:font-size-complex="10pt"/>
    </style:style>
    <style:style style:name="_3c_l_3e_" style:display-name="&lt;l&gt;" style:family="paragraph" style:parent-style-name="Standard" style:default-outline-level="" style:list-style-name="">
      <style:paragraph-properties fo:margin-top="0cm" fo:margin-bottom="0cm" fo:line-height="100%"/>
      <style:text-properties style:font-name="Times" fo:font-size="12pt" style:font-name-asian="Times1" style:font-size-asian="12pt" style:language-asian="fr" style:country-asian="FR" style:font-name-complex="Times New Roman1" style:font-size-complex="10pt"/>
    </style:style>
    <style:style style:name="_3c_description_3e_" style:display-name="&lt;description&gt;" style:family="paragraph" style:parent-style-name="Standard" style:default-outline-level="" style:list-style-name="">
      <style:paragraph-properties fo:margin-top="0cm" fo:margin-bottom="0cm" fo:line-height="100%"/>
      <style:text-properties style:font-name="Times New Roman" style:text-underline-style="solid" style:text-underline-width="auto" style:text-underline-color="font-color" style:font-name-asian="Times1" style:language-asian="fr" style:country-asian="FR" style:font-name-complex="Times New Roman1" style:font-size-complex="10pt"/>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2" style:font-size-complex="9pt"/>
    </style:style>
    <style:style style:name="Default_20_Paragraph_20_Font" style:display-name="Default Paragraph Font" style:family="text"/>
    <style:style style:name="_3c_pb_3e_" style:display-name="&lt;pb&gt;" style:family="text">
      <style:text-properties fo:color="#999999" style:font-name="Arial, sans-serif" fo:font-size="11pt" fo:background-color="#ffffff" style:font-size-asian="11pt"/>
    </style:style>
    <style:style style:name="_3c_persName_3e_" style:display-name="&lt;persName&gt;" style:family="text">
      <style:text-properties fo:color="#ffffff" fo:background-color="#ffff00"/>
    </style:style>
    <style:style style:name="_3c_placeName_3e_" style:display-name="&lt;placeName&gt;" style:family="text">
      <style:text-properties fo:background-color="#ff0000"/>
    </style:style>
    <style:style style:name="_3c_name_3e_" style:display-name="&lt;name&gt;" style:family="text">
      <style:text-properties fo:color="#00000a" fo:background-color="#0000ff"/>
    </style:style>
    <style:style style:name="_3c_tech_3e_" style:display-name="&lt;tech&gt;" style:family="text">
      <style:text-properties fo:background-color="#ffff00"/>
    </style:style>
    <style:style style:name="Corps_20_de_20_texte_20_Car" style:display-name="Corps de texte Car" style:family="text" style:parent-style-name="Default_20_Paragraph_20_Font">
      <style:text-properties style:font-name="Times" fo:font-size="12pt" style:font-name-asian="Times1" style:font-size-asian="12pt" style:language-asian="fr" style:country-asian="FR" style:font-name-complex="Times New Roman1" style:font-size-complex="10pt"/>
    </style:style>
    <style:style style:name="_3c_foreign_3e_" style:display-name="&lt;foreign&gt;" style:family="text" style:parent-style-name="Default_20_Paragraph_20_Font">
      <style:text-properties fo:color="#ff00ff"/>
    </style:style>
    <style:style style:name="_3c_date_3e_" style:display-name="&lt;date&gt;" style:family="text" style:parent-style-name="Default_20_Paragraph_20_Font"/>
    <style:style style:name="_3c_description_3e__20_Car" style:display-name="&lt;description&gt; Car" style:family="text" style:parent-style-name="Default_20_Paragraph_20_Font">
      <style:text-properties style:font-name="Times New Roman" style:text-underline-style="solid" style:text-underline-width="auto" style:text-underline-color="font-color" style:font-name-asian="Times1" style:language-asian="fr" style:country-asian="FR" style:font-name-complex="Times New Roman1" style:font-size-complex="10pt"/>
    </style:style>
    <style:style style:name="Titre_20_1_20_Car" style:display-name="Titre 1 Car" style:family="text" style:parent-style-name="Default_20_Paragraph_20_Font">
      <style:text-properties fo:color="#2e74b5" style:font-name="Calibri Light" fo:font-size="16pt" style:font-size-asian="16pt" style:font-name-complex="F" style:font-size-complex="16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Texte_20_de_20_bulles_20_Car" style:display-name="Texte de bulles Car" style:family="text" style:parent-style-name="Default_20_Paragraph_20_Font">
      <style:text-properties style:font-name="Segoe UI" fo:font-size="9pt" style:font-size-asian="9pt" style:font-name-complex="Segoe UI2" style:font-size-complex="9pt"/>
    </style:style>
    <style:style style:name="Titre_20_2_20_Car" style:display-name="Titre 2 Car" style:family="text" style:parent-style-name="Default_20_Paragraph_20_Font">
      <style:text-properties fo:color="#2e74b5" style:font-name="Calibri Light" fo:font-size="13pt" style:font-size-asian="13pt" style:font-name-complex="F" style:font-size-complex="13pt"/>
    </style:style>
    <style:style style:name="Titre_20_3_20_Car" style:display-name="Titre 3 Car" style:family="text" style:parent-style-name="Default_20_Paragraph_20_Font">
      <style:text-properties fo:color="#1f4d78" style:font-name="Calibri Light" fo:font-size="12pt" style:font-size-asian="12pt" style:font-name-complex="F"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dc:creator>Windows User</dc:creator>
    <meta:editing-cycles>18</meta:editing-cycles>
    <meta:creation-date>2020-02-21T14:00:00</meta:creation-date>
    <dc:date>2020-02-26T15:41:00</dc:date>
    <meta:editing-duration>PT7M40S</meta:editing-duration>
    <meta:generator>OpenOffice/4.1.6$Win32 OpenOffice.org_project/416m1$Build-9790</meta:generator>
    <meta:document-statistic meta:table-count="0" meta:image-count="0" meta:object-count="0" meta:page-count="24" meta:paragraph-count="720" meta:word-count="6373" meta:character-count="3560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